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4"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ject-Oriented Programming</text:p>
      <text:p text:style-name="P2">Lab 6</text:p>
      <text:p text:style-name="P3">Student:<text:span text:style-name="T1"> Charlotte Pierce</text:span></text:p>
      <text:p text:style-name="P3">Student Number:<text:span text:style-name="T1"> 7182139</text:span></text:p>
      <text:p text:style-name="P3">Lab:<text:span text:style-name="T1"> Friday 13:30</text:span></text:p>
      <text:p text:style-name="P4"/>
      <text:p text:style-name="P1">Task D</text:p>
      <text:p text:style-name="P5">/**</text:p>
      <text:p text:style-name="P5"><text:s/>* <text:s/>This class is the main class of the "World of Zuul" application. </text:p>
      <text:p text:style-name="P5"><text:s/>* <text:s/>"World of Zuul" is a text based adventure game. <text:s/>Users </text:p>
      <text:p text:style-name="P5"><text:s/>* <text:s/>can walk around some scenery, pick up items and attack monsters.</text:p>
      <text:p text:style-name="P5"><text:s/>* <text:s/>The goal for the user is to find the master key, and take it to the control room.</text:p>
      <text:p text:style-name="P5"><text:s/>* <text:s/>There is a limit on the number of moves a player can make to reach this goal.</text:p>
      <text:p text:style-name="P5"><text:s/>* </text:p>
      <text:p text:style-name="P5"><text:s/>* <text:s/>To play this game, create an instance of this class and call the "play"</text:p>
      <text:p text:style-name="P5"><text:s/>* <text:s/>method.</text:p>
      <text:p text:style-name="P5"><text:s/>* </text:p>
      <text:p text:style-name="P5"><text:s/>* <text:s/>This main class creates and initialises all the others: it creates all</text:p>
      <text:p text:style-name="P5"><text:s/>* <text:s/>rooms, creates the parser and starts the game. <text:s/>It also evaluates and</text:p>
      <text:p text:style-name="P5"><text:s/>* <text:s/>executes the commands that the parser returns.</text:p>
      <text:p text:style-name="P5"><text:s/>* </text:p>
      <text:p text:style-name="P5"><text:s/>* @author <text:s/>Charlotte Pierce</text:p>
      <text:p text:style-name="P5"><text:s/>* @version 1/10/2010</text:p>
      <text:p text:style-name="P5"><text:s/>*/</text:p>
      <text:p text:style-name="P5"/>
      <text:p text:style-name="P5">public class Game </text:p>
      <text:p text:style-name="P5">{</text:p>
      <text:p text:style-name="P5"><text:s text:c="4"/>private Parser parser;</text:p>
      <text:p text:style-name="P5"><text:s text:c="4"/>private Room currentRoom;</text:p>
      <text:p text:style-name="P5"><text:s text:c="4"/>private Room goalRoom;</text:p>
      <text:p text:style-name="P5"><text:s text:c="4"/>private int maxMoves;</text:p>
      <text:p text:style-name="P5"><text:s text:c="4"/>private int maxWeight;</text:p>
      <text:p text:style-name="P5"><text:s text:c="4"/>private Player player1;</text:p>
      <text:p text:style-name="P5"><text:s text:c="8"/></text:p>
      <text:p text:style-name="P5"><text:s text:c="4"/>/**</text:p>
      <text:p text:style-name="P5"><text:s text:c="5"/>* Create the game and initialise its internal map.</text:p>
      <text:p text:style-name="P5"><text:s text:c="5"/>*/</text:p>
      <text:p text:style-name="P5"><text:s text:c="4"/>public Game() </text:p>
      <text:p text:style-name="P5"><text:s text:c="4"/>{</text:p>
      <text:p text:style-name="P5"><text:s text:c="8"/>initialiseGame();</text:p>
      <text:p text:style-name="P5"><text:s text:c="8"/>parser = new Parser();</text:p>
      <text:p text:style-name="P5"><text:s text:c="8"/>player1 = new Player();</text:p>
      <text:p text:style-name="P5"><text:s text:c="8"/>maxMoves = 25;</text:p>
      <text:p text:style-name="P5"><text:s text:c="8"/>maxWeight = 100;</text:p>
      <text:p text:style-name="P5"><text:s text:c="4"/>}</text:p>
      <text:p text:style-name="P5"/>
      <text:p text:style-name="P5"><text:s text:c="4"/>/**</text:p>
      <text:p text:style-name="P5"><text:s text:c="5"/>* Create all the rooms and link their exits together.</text:p>
      <text:p text:style-name="P5"><text:s text:c="5"/>* Create items and monsters and place them in appropriate rooms.</text:p>
      <text:p text:style-name="P5"><text:s text:c="5"/>*/</text:p>
      <text:p text:style-name="P5"><text:s text:c="4"/>private void initialiseGame()</text:p>
      <text:p text:style-name="P5"><text:s text:c="4"/>{ <text:s text:c="5"/></text:p>
      <text:p text:style-name="P5"><text:s text:c="8"/>// initialise rooms</text:p>
      <text:p text:style-name="P5"><text:s text:c="8"/>Room outside = new Room("\n \n \n You are outside a huge lab facility. Inpenetrable jungle is all around, \n with the only exits being the trailing path you can from, and the entry to \n the facility your options. It looks like Zuul knew you were coming, and has \n abandoned the building. \n However, you know he will have left nasties within.");</text:p>
      <text:p text:style-name="P5"><text:s text:c="8"/>Room foyer = new Room("\n \n \n You are in what appears to be a foyer. It looks like a pretty standard room.");</text:p>
      <text:p text:style-name="P5"><text:s text:c="8"/>Room waitingRoom1 = new Room("\n \n \n You walk slowly into what you decide must be a waiting room. Apart \n from the chairs and tables, you see nothing out of the ordinary.");</text:p>
      <text:p text:style-name="P5"><text:s text:c="8"/>Room teaRoom = new Room("\n \n \n Success! You have found the tea room! Perhaps now you can get <text:soft-page-break/>something \n to refresh you after your long journey...");</text:p>
      <text:p text:style-name="P5"><text:s text:c="8"/>Room entertainmentRoom = new Room("\n \n \n Seems you have found a room where Zuul's scientists allow their \n test subjects to rest a while.");</text:p>
      <text:p text:style-name="P5"><text:s text:c="8"/>Room waitingRoom2 = new Room("\n \n \n This room looks exactly the same as the waiting room you found eariler \n in the adventure. *Exactly* the same. Creepy...");</text:p>
      <text:p text:style-name="P5"><text:s text:c="8"/>Room hiddenRoom = new Room("\n \n \n This does not look like a room people are supposed to find...");</text:p>
      <text:p text:style-name="P5"><text:s text:c="8"/>Room controlRoom = new Room("\n \n \n This looks like the room you have been looking for.");</text:p>
      <text:p text:style-name="P5"><text:s text:c="8"/>Room testRoom1 = new Room("\n \n \n Scientific things all around, looks like some sort of testing takes place \n here, a smear that looks suspiciously like blood is on the wall.");</text:p>
      <text:p text:style-name="P5"><text:s text:c="8"/>Room testRoom2 = new Room("\n \n \n Scientific things all around, a testing room you think.");</text:p>
      <text:p text:style-name="P5"><text:s text:c="8"/>Room storage1 = new Room("\n \n \n This room looks less organised than the others. It's filled with cleaning products.");</text:p>
      <text:p text:style-name="P5"><text:s text:c="8"/>Room storage2 = new Room("\n \n \n This room seems out of character with the others in the facility, there's no \n scientific equipment to be seen, no hidden monitors, just endless \n rags and cleaning products.");</text:p>
      <text:p text:style-name="P5"><text:s text:c="8"/>Room observationRoom1 = new Room("\n \n \n This room is filled with monitors looking into four smaller rooms. \n Possibly an observation room?");</text:p>
      <text:p text:style-name="P5"><text:s text:c="8"/>Room observationRoom2 = new Room("\n \n \n You see lots of equipment in this room. Through the glass you can see \n a couple of smaller rooms. It looks like they are used for some \n form of testing.");</text:p>
      <text:p text:style-name="P5"><text:s text:c="8"/>Room lab2A = new Room("\n \n \n A small room, with a few pieces of equipment and a single chair. \n You see a big sign on the roof which reads '2A'.");</text:p>
      <text:p text:style-name="P5"><text:s text:c="8"/>Room lab2B = new Room("\n \n \n A small room, with a few pieces of equipment and a single chair. \n You see a big sign on the roof which reads '2B'.");</text:p>
      <text:p text:style-name="P5"><text:s text:c="8"/>Room lab1A = new Room("\n \n \n A small room, with a few pieces of equipment and a single chair. \n You see a big sign on the roof which reads '1A'.");</text:p>
      <text:p text:style-name="P5"><text:s text:c="8"/>Room lab1B = new Room("\n \n \n A small room, with a few pieces of equipment and a single chair. \n You see a big sign on the roof which reads '1B'.");</text:p>
      <text:p text:style-name="P5"><text:s text:c="8"/>Room lab1C = new Room("\n \n \n A small room, with a few pieces of equipment and a single chair. \n You see a big sign on the roof which reads '1C'.");</text:p>
      <text:p text:style-name="P5"><text:s text:c="8"/>Room lab1D = new Room("\n \n \n A small room, with a few pieces of equipment and a single chair. \n You see a big sign on the roof which reads '1D'.");</text:p>
      <text:p text:style-name="P5"><text:s text:c="8"/></text:p>
      <text:p text:style-name="P5"><text:s text:c="8"/>// initialise room exits</text:p>
      <text:p text:style-name="P5"><text:s text:c="8"/>outside.setExit("north", foyer);</text:p>
      <text:p text:style-name="P5"><text:s text:c="8"/>foyer.setExit("south", outside);</text:p>
      <text:p text:style-name="P5"><text:s text:c="8"/>foyer.setExit("north", waitingRoom1);</text:p>
      <text:p text:style-name="P5"><text:s text:c="8"/>waitingRoom1.setExit("south", foyer);</text:p>
      <text:p text:style-name="P5"><text:s text:c="8"/>waitingRoom1.setExit("north", teaRoom);</text:p>
      <text:p text:style-name="P5"><text:s text:c="8"/>waitingRoom1.setExit("east", storage2);</text:p>
      <text:p text:style-name="P5"><text:s text:c="8"/>waitingRoom1.setExit("west", lab1C);</text:p>
      <text:p text:style-name="P5"><text:s text:c="8"/>teaRoom.setExit("south", waitingRoom1);</text:p>
      <text:p text:style-name="P5"><text:s text:c="8"/>teaRoom.setExit("north", entertainmentRoom);</text:p>
      <text:p text:style-name="P5"><text:s text:c="8"/>teaRoom.setExit("east", storage1);</text:p>
      <text:p text:style-name="P5"><text:s text:c="8"/>entertainmentRoom.setExit("south", teaRoom);</text:p>
      <text:p text:style-name="P5"><text:s text:c="8"/>entertainmentRoom.setExit("north", waitingRoom2);</text:p>
      <text:p text:style-name="P5"><text:s text:c="8"/>entertainmentRoom.setExit("east", testRoom2);</text:p>
      <text:p text:style-name="P5"><text:s text:c="8"/>waitingRoom2.setExit("south", entertainmentRoom);</text:p>
      <text:p text:style-name="P5"><text:s text:c="8"/>waitingRoom2.setExit("north", hiddenRoom);</text:p>
      <text:p text:style-name="P5"><text:s text:c="8"/>waitingRoom2.setExit("east", testRoom1);</text:p>
      <text:p text:style-name="P5"><text:s text:c="8"/>waitingRoom2.setExit("west", lab2B);</text:p>
      <text:p text:style-name="P5"><text:s text:c="8"/>hiddenRoom.setExit("south", waitingRoom2);</text:p>
      <text:p text:style-name="P5"><text:s text:c="8"/>controlRoom.setExit("west", lab2B);</text:p>
      <text:p text:style-name="P5"><text:s text:c="8"/>testRoom1.setExit("west", waitingRoom2);</text:p>
      <text:p text:style-name="P5"><text:s text:c="8"/>testRoom1.setExit("south", testRoom2);</text:p>
      <text:p text:style-name="P5"><text:s text:c="8"/>testRoom2.setExit("west", entertainmentRoom);</text:p>
      <text:p text:style-name="P5"><text:s text:c="8"/>testRoom2.setExit("north", testRoom1);</text:p>
      <text:p text:style-name="P5"><text:s text:c="8"/>storage1.setExit("west", teaRoom);</text:p>
      <text:p text:style-name="P5"><text:s text:c="8"/>storage1.setExit("south", storage2);</text:p>
      <text:p text:style-name="P5"><text:s text:c="8"/>storage2.setExit("north", storage1);</text:p>
      <text:p text:style-name="P5"><text:s text:c="8"/>storage2.setExit("west", waitingRoom1);</text:p>
      <text:p text:style-name="P5"><text:s text:c="8"/>lab2A.setExit("east", lab2B);</text:p>
      <text:p text:style-name="P5"><text:s text:c="8"/>lab2A.setExit("south", observationRoom2);</text:p>
      <text:p text:style-name="P5"><text:s text:c="8"/>lab2B.setExit("north", controlRoom);</text:p>
      <text:p text:style-name="P5"><text:s text:c="8"/>lab2B.setExit("east", waitingRoom2);</text:p>
      <text:p text:style-name="P5"><text:soft-page-break/><text:s text:c="8"/>lab2B.setExit("west", lab2A);</text:p>
      <text:p text:style-name="P5"><text:s text:c="8"/>lab2B.setExit("south", observationRoom2);</text:p>
      <text:p text:style-name="P5"><text:s text:c="8"/>observationRoom2.setExit("north", lab2A);</text:p>
      <text:p text:style-name="P5"><text:s text:c="8"/>observationRoom2.setExit("south", lab1B);</text:p>
      <text:p text:style-name="P5"><text:s text:c="8"/>lab1A.setExit("north", observationRoom2);</text:p>
      <text:p text:style-name="P5"><text:s text:c="8"/>lab1A.setExit("south", observationRoom1);</text:p>
      <text:p text:style-name="P5"><text:s text:c="8"/>lab1A.setExit("east", lab1B);</text:p>
      <text:p text:style-name="P5"><text:s text:c="8"/>lab1B.setExit("west", lab1A);</text:p>
      <text:p text:style-name="P5"><text:s text:c="8"/>lab1B.setExit("south", lab1C);</text:p>
      <text:p text:style-name="P5"><text:s text:c="8"/>lab1C.setExit("north", lab1B);</text:p>
      <text:p text:style-name="P5"><text:s text:c="8"/>lab1C.setExit("south", lab1D);</text:p>
      <text:p text:style-name="P5"><text:s text:c="8"/>lab1D.setExit("north", lab1D);</text:p>
      <text:p text:style-name="P5"><text:s text:c="8"/>observationRoom1.setExit("north", lab1A);</text:p>
      <text:p text:style-name="P5"><text:s text:c="8"/></text:p>
      <text:p text:style-name="P5"><text:s text:c="8"/>//create items</text:p>
      <text:p text:style-name="P5"><text:s text:c="8"/>Item tree = new Item("tree", 200, 50, 5);</text:p>
      <text:p text:style-name="P5"><text:s text:c="8"/>Item flower = new Item("flower", 1, 5, 1);</text:p>
      <text:p text:style-name="P5"><text:s text:c="8"/>Item chair = new Item("chair", 25, 10, 10);</text:p>
      <text:p text:style-name="P5"><text:s text:c="8"/>Item table = new Item("table", 100, 15, 5);</text:p>
      <text:p text:style-name="P5"><text:s text:c="8"/>Item potion = new Potion();</text:p>
      <text:p text:style-name="P5"><text:s text:c="8"/>Item television = new Item("television", 110, 250, 8);</text:p>
      <text:p text:style-name="P5"><text:s text:c="8"/>Item bat = new Item("bat", 30, 5, 20);</text:p>
      <text:p text:style-name="P5"><text:s text:c="8"/>Item speaker = new Item("speaker", 5, 10, 10);</text:p>
      <text:p text:style-name="P5"><text:s text:c="8"/>Item laptop = new Item("laptop", 50, 50, 15);</text:p>
      <text:p text:style-name="P5"><text:s text:c="8"/>Item acid = new Item("acid", 5, 10, 60);</text:p>
      <text:p text:style-name="P5"><text:s text:c="8"/>Item broom = new Item("broom", 5, 5, 5);</text:p>
      <text:p text:style-name="P5"><text:s text:c="8"/></text:p>
      <text:p text:style-name="P5"><text:s text:c="8"/>//add items to rooms</text:p>
      <text:p text:style-name="P5"><text:s text:c="8"/>outside.addItem(tree);</text:p>
      <text:p text:style-name="P5"><text:s text:c="8"/>outside.addItem(flower);</text:p>
      <text:p text:style-name="P5"><text:s text:c="8"/>waitingRoom1.addItem(chair);</text:p>
      <text:p text:style-name="P5"><text:s text:c="8"/>waitingRoom1.addItem(table);</text:p>
      <text:p text:style-name="P5"><text:s text:c="8"/>teaRoom.addItem(potion);</text:p>
      <text:p text:style-name="P5"><text:s text:c="8"/>entertainmentRoom.addItem(television);</text:p>
      <text:p text:style-name="P5"><text:s text:c="8"/>waitingRoom2.addItem(bat);</text:p>
      <text:p text:style-name="P5"><text:s text:c="8"/>observationRoom2.addItem(speaker);</text:p>
      <text:p text:style-name="P5"><text:s text:c="8"/>observationRoom1.addItem(laptop);</text:p>
      <text:p text:style-name="P5"><text:s text:c="8"/>testRoom2.addItem(acid);</text:p>
      <text:p text:style-name="P5"><text:s text:c="8"/>storage1.addItem(broom);</text:p>
      <text:p text:style-name="P5"><text:s text:c="8"/></text:p>
      <text:p text:style-name="P5"><text:s text:c="8"/>//create monsters</text:p>
      <text:p text:style-name="P5"><text:s text:c="8"/>Monster rat1 = new Monster("rat", 5, 10);</text:p>
      <text:p text:style-name="P5"><text:s text:c="8"/>Monster rat2 = new Monster("rat", 5, 10);</text:p>
      <text:p text:style-name="P5"><text:s text:c="8"/>Monster drone = new Monster("drone", 20, 10);</text:p>
      <text:p text:style-name="P5"><text:s text:c="8"/>Monster mutantB = new Monster("mutantB", 15, 10);</text:p>
      <text:p text:style-name="P5"><text:s text:c="8"/>Monster mutantL = new Monster("mutantL", 25, 50);</text:p>
      <text:p text:style-name="P5"><text:s text:c="8"/>Monster mutant3 = new Monster("mutant", 100, 100);</text:p>
      <text:p text:style-name="P5"><text:s text:c="8"/>Monster spider = new Monster("spider", 5, 15);</text:p>
      <text:p text:style-name="P5"><text:s text:c="8"/>Monster skeleton = new Monster("skeleton", 20, 5);</text:p>
      <text:p text:style-name="P5"><text:s text:c="8"/></text:p>
      <text:p text:style-name="P5"><text:s text:c="8"/>//add monsters to rooms</text:p>
      <text:p text:style-name="P5"><text:s text:c="8"/>foyer.addMonster(rat1);</text:p>
      <text:p text:style-name="P5"><text:s text:c="8"/>storage2.addMonster(rat2);</text:p>
      <text:p text:style-name="P5"><text:s text:c="8"/>teaRoom.addMonster(drone);</text:p>
      <text:p text:style-name="P5"><text:s text:c="8"/>lab1D.addMonster(mutantB);</text:p>
      <text:p text:style-name="P5"><text:s text:c="8"/>lab2A.addMonster(mutantL);</text:p>
      <text:p text:style-name="P5"><text:s text:c="8"/>hiddenRoom.addMonster(mutant3);</text:p>
      <text:p text:style-name="P5"><text:s text:c="8"/>lab1A.addMonster(spider);</text:p>
      <text:p text:style-name="P5"><text:s text:c="8"/>observationRoom2.addMonster(skeleton);</text:p>
      <text:p text:style-name="P5"><text:s text:c="8"/></text:p>
      <text:p text:style-name="P5"><text:s text:c="8"/>//assign current room and goal room</text:p>
      <text:p text:style-name="P5"><text:s text:c="8"/>currentRoom = outside;</text:p>
      <text:p text:style-name="P5"><text:s text:c="8"/>goalRoom = controlRoom;</text:p>
      <text:p text:style-name="P5"><text:soft-page-break/><text:s text:c="4"/>}</text:p>
      <text:p text:style-name="P5"/>
      <text:p text:style-name="P5"><text:s text:c="4"/>/**</text:p>
      <text:p text:style-name="P5"><text:s text:c="5"/>* <text:s/>Main play routine. <text:s/>Loops until end of play.</text:p>
      <text:p text:style-name="P5"><text:s text:c="5"/>*/</text:p>
      <text:p text:style-name="P5"><text:s text:c="4"/>public void play() </text:p>
      <text:p text:style-name="P5"><text:s text:c="4"/>{ <text:s text:c="11"/></text:p>
      <text:p text:style-name="P5"><text:s text:c="8"/>printWelcome();</text:p>
      <text:p text:style-name="P5"/>
      <text:p text:style-name="P5"><text:s text:c="8"/>// Enter the main command loop. <text:s/>Here we repeatedly read commands and</text:p>
      <text:p text:style-name="P5"><text:s text:c="8"/>// execute them until the game is over.</text:p>
      <text:p text:style-name="P5"><text:s text:c="16"/></text:p>
      <text:p text:style-name="P5"><text:s text:c="8"/>boolean finished = false;</text:p>
      <text:p text:style-name="P5"><text:s text:c="8"/>while (!finished) {</text:p>
      <text:p text:style-name="P5"><text:s text:c="12"/>Command command = parser.getCommand();</text:p>
      <text:p text:style-name="P5"><text:s text:c="12"/>finished = processCommand(command);</text:p>
      <text:p text:style-name="P5"><text:s text:c="12"/>//only check if move limit reached if user hasn't already quit</text:p>
      <text:p text:style-name="P5"><text:s text:c="12"/>//nested if's because only want to check once (otherwise finished gets re-written to true by reachedGoa())</text:p>
      <text:p text:style-name="P5"><text:s text:c="12"/>if(!finished){</text:p>
      <text:p text:style-name="P5"><text:s text:c="16"/>finished = checkMoves();</text:p>
      <text:p text:style-name="P5"><text:s text:c="16"/>if(!finished){</text:p>
      <text:p text:style-name="P5"><text:s text:c="20"/>finished = !checkAlive();</text:p>
      <text:p text:style-name="P5"><text:s text:c="16"/>}</text:p>
      <text:p text:style-name="P5"><text:s text:c="16"/>if(!finished){</text:p>
      <text:p text:style-name="P5"><text:s text:c="20"/>finished = reachedGoal();</text:p>
      <text:p text:style-name="P5"><text:s text:c="16"/>}</text:p>
      <text:p text:style-name="P5"><text:s text:c="12"/>}</text:p>
      <text:p text:style-name="P5"><text:s text:c="8"/>}</text:p>
      <text:p text:style-name="P5"><text:s text:c="8"/>if(checkMoves()){</text:p>
      <text:p text:style-name="P5"><text:s text:c="12"/>System.out.println("!!! Move limit reached. !!!");</text:p>
      <text:p text:style-name="P5"><text:s text:c="8"/>}</text:p>
      <text:p text:style-name="P5"><text:s text:c="8"/>else if(!checkAlive()){</text:p>
      <text:p text:style-name="P5"><text:s text:c="12"/>System.out.println("!!! You died. !!!");</text:p>
      <text:p text:style-name="P5"><text:s text:c="8"/>}</text:p>
      <text:p text:style-name="P5"><text:s text:c="8"/>else if(reachedGoal()){</text:p>
      <text:p text:style-name="P5"><text:s text:c="12"/>System.out.println("!!! You reached the control room with the master key! You destroy Zuul's work, and his evil plans. Contratulations! !!!");</text:p>
      <text:p text:style-name="P5"><text:s text:c="8"/>}</text:p>
      <text:p text:style-name="P5"><text:s text:c="8"/>System.out.println("Thank you for playing. <text:s/>Good bye.");</text:p>
      <text:p text:style-name="P5"><text:s text:c="4"/>}</text:p>
      <text:p text:style-name="P5"/>
      <text:p text:style-name="P5"><text:s text:c="4"/>/**</text:p>
      <text:p text:style-name="P5"><text:s text:c="5"/>* Print out the opening message for the player.</text:p>
      <text:p text:style-name="P5"><text:s text:c="5"/>*/</text:p>
      <text:p text:style-name="P5"><text:s text:c="4"/>private void printWelcome()</text:p>
      <text:p text:style-name="P5"><text:s text:c="4"/>{</text:p>
      <text:p text:style-name="P5"><text:s text:c="8"/>System.out.println();</text:p>
      <text:p text:style-name="P5"><text:s text:c="8"/>System.out.println("Welcome to the World of Zuul!");</text:p>
      <text:p text:style-name="P5"><text:s text:c="8"/>System.out.println("Your entire town was abducted by a scientist known as 'Zuul'.");</text:p>
      <text:p text:style-name="P5"><text:s text:c="8"/>System.out.println("You have followed Zuul and his team back to his secred laboratory");</text:p>
      <text:p text:style-name="P5"><text:s text:c="8"/>System.out.println("in the jungle. You know there is little hope for you friends and family,");</text:p>
      <text:p text:style-name="P5"><text:s text:c="8"/>System.out.println("but you know that if you can get to the control room in this research facility,");</text:p>
      <text:p text:style-name="P5"><text:s text:c="8"/>System.out.println("with the key to the master files, you can thwart Zuul's evil plans and save");</text:p>
      <text:p text:style-name="P5"><text:s text:c="8"/>System.out.println("other towns from going through what you had to endure.");</text:p>
      <text:p text:style-name="P5"><text:s text:c="8"/>System.out.println("Your journey has been long and tough, and you are already feeling its effects on your health \n \n");</text:p>
      <text:p text:style-name="P5"><text:s text:c="8"/>System.out.println("Type '" + CommandWord.HELP + "' if you need help.");</text:p>
      <text:p text:style-name="P5"><text:s text:c="8"/>System.out.println();</text:p>
      <text:p text:style-name="P5"><text:s text:c="8"/>System.out.println(currentRoom.getLongDescription());</text:p>
      <text:p text:style-name="P5"><text:s text:c="4"/>}</text:p>
      <text:p text:style-name="P5"/>
      <text:p text:style-name="P5"><text:s text:c="4"/>/**</text:p>
      <text:p text:style-name="P5"><text:s text:c="5"/>* Given a command, process (that is: execute) the command.</text:p>
      <text:p text:style-name="P5"><text:soft-page-break/><text:s text:c="5"/>* @param command The command to be processed.</text:p>
      <text:p text:style-name="P5"><text:s text:c="5"/>* @return true If the command ends the game, false otherwise.</text:p>
      <text:p text:style-name="P5"><text:s text:c="5"/>*/</text:p>
      <text:p text:style-name="P5"><text:s text:c="4"/>private boolean processCommand(Command command) </text:p>
      <text:p text:style-name="P5"><text:s text:c="4"/>{</text:p>
      <text:p text:style-name="P5"><text:s text:c="8"/>boolean wantToQuit = false;</text:p>
      <text:p text:style-name="P5"/>
      <text:p text:style-name="P5"><text:s text:c="8"/>CommandWord commandWord = command.getCommandWord();</text:p>
      <text:p text:style-name="P5"/>
      <text:p text:style-name="P5"><text:s text:c="8"/>if(commandWord == CommandWord.UNKNOWN) {</text:p>
      <text:p text:style-name="P5"><text:s text:c="12"/>System.out.println("I don't know what you mean...");</text:p>
      <text:p text:style-name="P5"><text:s text:c="12"/>return false;</text:p>
      <text:p text:style-name="P5"><text:s text:c="8"/>}</text:p>
      <text:p text:style-name="P5"/>
      <text:p text:style-name="P5"><text:s text:c="8"/>if (commandWord == CommandWord.HELP) {</text:p>
      <text:p text:style-name="P5"><text:s text:c="12"/>printHelp();</text:p>
      <text:p text:style-name="P5"><text:s text:c="8"/>}</text:p>
      <text:p text:style-name="P5"><text:s text:c="8"/>else if (commandWord == CommandWord.GO) {</text:p>
      <text:p text:style-name="P5"><text:s text:c="12"/>goRoom(command);</text:p>
      <text:p text:style-name="P5"><text:s text:c="8"/>}</text:p>
      <text:p text:style-name="P5"><text:s text:c="8"/>else if (commandWord == CommandWord.QUIT) {</text:p>
      <text:p text:style-name="P5"><text:s text:c="12"/>wantToQuit = quit(command);</text:p>
      <text:p text:style-name="P5"><text:s text:c="8"/>}</text:p>
      <text:p text:style-name="P5"><text:s text:c="8"/>else if (commandWord == CommandWord.GET){</text:p>
      <text:p text:style-name="P5"><text:s text:c="12"/>pickUpItem(command.getSecondWord());</text:p>
      <text:p text:style-name="P5"><text:s text:c="8"/>}</text:p>
      <text:p text:style-name="P5"><text:s text:c="8"/>else if (commandWord == CommandWord.DROP){</text:p>
      <text:p text:style-name="P5"><text:s text:c="12"/>dropItem(command.getSecondWord());</text:p>
      <text:p text:style-name="P5"><text:s text:c="8"/>}</text:p>
      <text:p text:style-name="P5"><text:s text:c="8"/>else if (commandWord == CommandWord.SHOW){</text:p>
      <text:p text:style-name="P5"><text:s text:c="12"/>System.out.println(player1.showInventory(maxWeight));</text:p>
      <text:p text:style-name="P5"><text:s text:c="8"/>}</text:p>
      <text:p text:style-name="P5"><text:s text:c="8"/>else if (commandWord == CommandWord.ATTACK){</text:p>
      <text:p text:style-name="P5"><text:s text:c="12"/>attackMonster(command.getSecondWord());</text:p>
      <text:p text:style-name="P5"><text:s text:c="8"/>}</text:p>
      <text:p text:style-name="P5"><text:s text:c="8"/>else if (commandWord == CommandWord.POTION){</text:p>
      <text:p text:style-name="P5"><text:s text:c="12"/>player1.drinkPotion();</text:p>
      <text:p text:style-name="P5"><text:s text:c="8"/>}</text:p>
      <text:p text:style-name="P5"><text:s text:c="8"/>// else command not recognised.</text:p>
      <text:p text:style-name="P5"><text:s text:c="8"/>return wantToQuit;</text:p>
      <text:p text:style-name="P5"><text:s text:c="4"/>}</text:p>
      <text:p text:style-name="P5"/>
      <text:p text:style-name="P5"><text:s text:c="4"/>// implementations of user commands:</text:p>
      <text:p text:style-name="P5"/>
      <text:p text:style-name="P5"><text:s text:c="4"/>/**</text:p>
      <text:p text:style-name="P5"><text:s text:c="5"/>* Print out some help information.</text:p>
      <text:p text:style-name="P5"><text:s text:c="5"/>* Here we print some stupid, cryptic message and a list of the </text:p>
      <text:p text:style-name="P5"><text:s text:c="5"/>* command words.</text:p>
      <text:p text:style-name="P5"><text:s text:c="5"/>*/</text:p>
      <text:p text:style-name="P5"><text:s text:c="4"/>private void printHelp() </text:p>
      <text:p text:style-name="P5"><text:s text:c="4"/>{</text:p>
      <text:p text:style-name="P5"><text:s text:c="8"/>System.out.println("You are lost. You are alone. You wander");</text:p>
      <text:p text:style-name="P5"><text:s text:c="8"/>System.out.println("around at the university.");</text:p>
      <text:p text:style-name="P5"><text:s text:c="8"/>System.out.println();</text:p>
      <text:p text:style-name="P5"><text:s text:c="8"/>System.out.println("Your command words are:");</text:p>
      <text:p text:style-name="P5"><text:s text:c="8"/>parser.showCommands();</text:p>
      <text:p text:style-name="P5"><text:s text:c="4"/>}</text:p>
      <text:p text:style-name="P5"/>
      <text:p text:style-name="P5"><text:s text:c="4"/>/** </text:p>
      <text:p text:style-name="P5"><text:s text:c="5"/>* Try to go to one direction. If there is an exit, enter the new</text:p>
      <text:p text:style-name="P5"><text:s text:c="5"/>* room, otherwise print an error message.</text:p>
      <text:p text:style-name="P5"><text:s text:c="5"/>*/</text:p>
      <text:p text:style-name="P5"><text:s text:c="4"/>private void goRoom(Command command) </text:p>
      <text:p text:style-name="P5"><text:soft-page-break/><text:s text:c="4"/>{</text:p>
      <text:p text:style-name="P5"><text:s text:c="8"/>if(!command.hasSecondWord()) {</text:p>
      <text:p text:style-name="P5"><text:s text:c="12"/>// if there is no second word, we don't know where to go...</text:p>
      <text:p text:style-name="P5"><text:s text:c="12"/>System.out.println("Go where?");</text:p>
      <text:p text:style-name="P5"><text:s text:c="12"/>return;</text:p>
      <text:p text:style-name="P5"><text:s text:c="8"/>}</text:p>
      <text:p text:style-name="P5"/>
      <text:p text:style-name="P5"><text:s text:c="8"/>String direction = command.getSecondWord();</text:p>
      <text:p text:style-name="P5"/>
      <text:p text:style-name="P5"><text:s text:c="8"/>// Try to leave current room.</text:p>
      <text:p text:style-name="P5"><text:s text:c="8"/>Room nextRoom = currentRoom.getExit(direction);</text:p>
      <text:p text:style-name="P5"/>
      <text:p text:style-name="P5"><text:s text:c="8"/>if (nextRoom == null) {</text:p>
      <text:p text:style-name="P5"><text:s text:c="12"/>System.out.println("There is no door!");</text:p>
      <text:p text:style-name="P5"><text:s text:c="8"/>}</text:p>
      <text:p text:style-name="P5"><text:s text:c="8"/>else {</text:p>
      <text:p text:style-name="P5"><text:s text:c="12"/>currentRoom = nextRoom;</text:p>
      <text:p text:style-name="P5"><text:s text:c="12"/>player1.addMove();</text:p>
      <text:p text:style-name="P5"><text:s text:c="12"/>System.out.println(currentRoom.getLongDescription());</text:p>
      <text:p text:style-name="P5"><text:s text:c="8"/>}</text:p>
      <text:p text:style-name="P5"><text:s text:c="4"/>}</text:p>
      <text:p text:style-name="P5"/>
      <text:p text:style-name="P5"><text:s text:c="4"/>/** </text:p>
      <text:p text:style-name="P5"><text:s text:c="5"/>* "Quit" was entered. Check the rest of the command to see</text:p>
      <text:p text:style-name="P5"><text:s text:c="5"/>* whether we really quit the game.</text:p>
      <text:p text:style-name="P5"><text:s text:c="5"/>* @return true, if this command quits the game, false otherwise.</text:p>
      <text:p text:style-name="P5"><text:s text:c="5"/>*/</text:p>
      <text:p text:style-name="P5"><text:s text:c="4"/>private boolean quit(Command command) </text:p>
      <text:p text:style-name="P5"><text:s text:c="4"/>{</text:p>
      <text:p text:style-name="P5"><text:s text:c="8"/>if(command.hasSecondWord()) {</text:p>
      <text:p text:style-name="P5"><text:s text:c="12"/>System.out.println("Quit what?");</text:p>
      <text:p text:style-name="P5"><text:s text:c="12"/>return false;</text:p>
      <text:p text:style-name="P5"><text:s text:c="8"/>}</text:p>
      <text:p text:style-name="P5"><text:s text:c="8"/>else {</text:p>
      <text:p text:style-name="P5"><text:s text:c="12"/>return true; <text:s/>// signal that we want to quit</text:p>
      <text:p text:style-name="P5"><text:s text:c="8"/>}</text:p>
      <text:p text:style-name="P5"><text:s text:c="4"/>}</text:p>
      <text:p text:style-name="P5"><text:s text:c="4"/></text:p>
      <text:p text:style-name="P5"><text:s text:c="4"/>/**</text:p>
      <text:p text:style-name="P5"><text:s text:c="5"/>* Checks if user has reached the move limit.</text:p>
      <text:p text:style-name="P5"><text:s text:c="5"/>* @return True if user has reached limit, otherwise false.</text:p>
      <text:p text:style-name="P5"><text:s text:c="5"/>*/</text:p>
      <text:p text:style-name="P5"><text:s text:c="4"/>private boolean checkMoves()</text:p>
      <text:p text:style-name="P5"><text:s text:c="4"/>{</text:p>
      <text:p text:style-name="P5"><text:s text:c="8"/>if(player1.getMoves() == maxMoves){</text:p>
      <text:p text:style-name="P5"><text:s text:c="12"/>return true;</text:p>
      <text:p text:style-name="P5"><text:s text:c="8"/>}</text:p>
      <text:p text:style-name="P5"><text:s text:c="8"/>else{</text:p>
      <text:p text:style-name="P5"><text:s text:c="12"/>return false;</text:p>
      <text:p text:style-name="P5"><text:s text:c="8"/>}</text:p>
      <text:p text:style-name="P5"><text:s text:c="4"/>}</text:p>
      <text:p text:style-name="P5"><text:s text:c="4"/></text:p>
      <text:p text:style-name="P5"><text:s text:c="4"/>/**</text:p>
      <text:p text:style-name="P5"><text:s text:c="5"/>* Try to pick up an item. Will print a message if the item cannot be picked up.</text:p>
      <text:p text:style-name="P5"><text:s text:c="5"/>* @param itemName The name of the item to try to pick up.</text:p>
      <text:p text:style-name="P5"><text:s text:c="5"/>*/</text:p>
      <text:p text:style-name="P5"><text:s text:c="4"/>private void pickUpItem(String itemName)</text:p>
      <text:p text:style-name="P5"><text:s text:c="4"/>{</text:p>
      <text:p text:style-name="P5"><text:s text:c="8"/>Item item = currentRoom.findItem(itemName);</text:p>
      <text:p text:style-name="P5"><text:s text:c="8"/>int itemWeight = currentRoom.findItem(itemName).getWeight();</text:p>
      <text:p text:style-name="P5"><text:s text:c="8"/>if(player1.canPickUp(itemWeight, maxWeight)){</text:p>
      <text:p text:style-name="P5"><text:s text:c="12"/>player1.addItem(item);</text:p>
      <text:p text:style-name="P5"><text:s text:c="12"/>currentRoom.removeItem(itemName);</text:p>
      <text:p text:style-name="P5"><text:soft-page-break/><text:s text:c="12"/>player1.addWeight(item.getWeight());</text:p>
      <text:p text:style-name="P5"><text:s text:c="12"/>System.out.println(itemName + " picked up!");</text:p>
      <text:p text:style-name="P5"><text:s text:c="8"/>}</text:p>
      <text:p text:style-name="P5"><text:s text:c="8"/>else{</text:p>
      <text:p text:style-name="P5"><text:s text:c="12"/>System.out.println("Item too heavy!");</text:p>
      <text:p text:style-name="P5"><text:s text:c="8"/>}</text:p>
      <text:p text:style-name="P5"><text:s text:c="4"/>}</text:p>
      <text:p text:style-name="P5"><text:s text:c="4"/></text:p>
      <text:p text:style-name="P5"><text:s text:c="12"/>/**</text:p>
      <text:p text:style-name="P5"><text:s text:c="5"/>* Drops the specified item from inventory. Checks if item is in inventory,</text:p>
      <text:p text:style-name="P5"><text:s text:c="5"/>* and if so adds the item to the current room, then removes it from the inventory.</text:p>
      <text:p text:style-name="P5"><text:s text:c="5"/>* @param itemName Name of item to drop.</text:p>
      <text:p text:style-name="P5"><text:s text:c="5"/>*/</text:p>
      <text:p text:style-name="P5"><text:s text:c="4"/>private void dropItem(String itemName)</text:p>
      <text:p text:style-name="P5"><text:s text:c="4"/>{</text:p>
      <text:p text:style-name="P5"><text:s text:c="8"/>Item item = player1.findItem(itemName);</text:p>
      <text:p text:style-name="P5"><text:s text:c="8"/>if(player1.checkInventory(itemName)){</text:p>
      <text:p text:style-name="P5"><text:s text:c="12"/>for(int i = 0; i &lt; player1.getInventory().size(); i++){</text:p>
      <text:p text:style-name="P5"><text:s text:c="16"/>currentRoom.addItem(item);</text:p>
      <text:p text:style-name="P5"><text:s text:c="16"/>if(player1.getInventory().get(i) == item){</text:p>
      <text:p text:style-name="P5"><text:s text:c="20"/>player1.removeItem(i);</text:p>
      <text:p text:style-name="P5"><text:s text:c="16"/>}</text:p>
      <text:p text:style-name="P5"><text:s text:c="12"/>}</text:p>
      <text:p text:style-name="P5"><text:s text:c="12"/>player1.removeWeight(item.getWeight());</text:p>
      <text:p text:style-name="P5"><text:s text:c="12"/>System.out.println(itemName + " dropped!");</text:p>
      <text:p text:style-name="P5"><text:s text:c="8"/>}</text:p>
      <text:p text:style-name="P5"><text:s text:c="8"/>else{</text:p>
      <text:p text:style-name="P5"><text:s text:c="12"/>System.out.println("Item not in inventory!");</text:p>
      <text:p text:style-name="P5"><text:s text:c="8"/>}</text:p>
      <text:p text:style-name="P5"><text:s text:c="4"/>}</text:p>
      <text:p text:style-name="P5"><text:s text:c="4"/></text:p>
      <text:p text:style-name="P5"><text:s text:c="4"/>/**</text:p>
      <text:p text:style-name="P5"><text:s text:c="5"/>* Sets player to attack the specified monster. Player automatically uses</text:p>
      <text:p text:style-name="P5"><text:s text:c="5"/>* heaviest item in their inventory, for maximum damage.</text:p>
      <text:p text:style-name="P5"><text:s text:c="5"/>*/</text:p>
      <text:p text:style-name="P5"><text:s text:c="4"/>private void attackMonster(String monstName)</text:p>
      <text:p text:style-name="P5"><text:s text:c="4"/>{</text:p>
      <text:p text:style-name="P5"><text:s text:c="8"/>Monster m = currentRoom.findMonster(monstName);</text:p>
      <text:p text:style-name="P5"><text:s text:c="8"/>double playerAttack = player1.getAttackStr();</text:p>
      <text:p text:style-name="P5"><text:s text:c="8"/>double monstAttack = m.getStrength();</text:p>
      <text:p text:style-name="P5"><text:s text:c="8"/>if(m.getHealth() &lt; 1){</text:p>
      <text:p text:style-name="P5"><text:s text:c="12"/>System.out.println("Monster is dead!");</text:p>
      <text:p text:style-name="P5"><text:s text:c="8"/>}</text:p>
      <text:p text:style-name="P5"><text:s text:c="8"/>else{</text:p>
      <text:p text:style-name="P5"><text:s text:c="12"/>if(playerAttack &gt;= monstAttack){</text:p>
      <text:p text:style-name="P5"><text:s text:c="16"/>m.getHit(playerAttack);</text:p>
      <text:p text:style-name="P5"><text:s text:c="16"/>System.out.println("You hit monster for " + playerAttack + " damage!");</text:p>
      <text:p text:style-name="P5"><text:s text:c="16"/>System.out.println(m.getDescription());</text:p>
      <text:p text:style-name="P5"><text:s text:c="16"/></text:p>
      <text:p text:style-name="P5"><text:s text:c="24"/></text:p>
      <text:p text:style-name="P5"><text:s text:c="16"/>if(m.getHealth() &lt; 1){</text:p>
      <text:p text:style-name="P5"><text:s text:c="20"/>System.out.println(m.getName() + " is dead!");</text:p>
      <text:p text:style-name="P5"><text:s text:c="20"/>if(m.getName().equals("mutant")){</text:p>
      <text:p text:style-name="P5"><text:s text:c="24"/>System.out.println("The mutant dropped a potion, and a mysterious looking key!");</text:p>
      <text:p text:style-name="P5"><text:s text:c="24"/>Item pot = new Potion();</text:p>
      <text:p text:style-name="P5"><text:s text:c="24"/>currentRoom.addItem(pot);</text:p>
      <text:p text:style-name="P5"><text:s text:c="24"/>Item key = new Item("key", 1, 0, 0);</text:p>
      <text:p text:style-name="P5"><text:s text:c="24"/>currentRoom.addItem(key);</text:p>
      <text:p text:style-name="P5"><text:s text:c="20"/>}</text:p>
      <text:p text:style-name="P5"><text:s text:c="16"/>}</text:p>
      <text:p text:style-name="P5"><text:s text:c="12"/>}</text:p>
      <text:p text:style-name="P5"><text:s text:c="12"/>else{</text:p>
      <text:p text:style-name="P5"><text:s text:c="16"/>player1.getHit(monstAttack);</text:p>
      <text:p text:style-name="P5"><text:soft-page-break/><text:s text:c="16"/>System.out.println("Monster hit you for " + monstAttack + " damage!");</text:p>
      <text:p text:style-name="P5"><text:s text:c="16"/>System.out.println("Your health: " + player1.getHealth());</text:p>
      <text:p text:style-name="P5"><text:s text:c="12"/>}</text:p>
      <text:p text:style-name="P5"><text:s text:c="8"/>}</text:p>
      <text:p text:style-name="P5"><text:s text:c="4"/>}</text:p>
      <text:p text:style-name="P5"><text:s text:c="4"/></text:p>
      <text:p text:style-name="P5"><text:s text:c="4"/>/**</text:p>
      <text:p text:style-name="P5"><text:s text:c="5"/>* Checks if the player is still alive.</text:p>
      <text:p text:style-name="P5"><text:s text:c="5"/>* @return False if player is dead, else true.</text:p>
      <text:p text:style-name="P5"><text:s text:c="5"/>*/</text:p>
      <text:p text:style-name="P5"><text:s text:c="4"/>private boolean checkAlive()</text:p>
      <text:p text:style-name="P5"><text:s text:c="4"/>{</text:p>
      <text:p text:style-name="P5"><text:s text:c="8"/>if(player1.getHealth() &lt; 1){</text:p>
      <text:p text:style-name="P5"><text:s text:c="12"/>return false;</text:p>
      <text:p text:style-name="P5"><text:s text:c="8"/>}</text:p>
      <text:p text:style-name="P5"><text:s text:c="8"/>else{</text:p>
      <text:p text:style-name="P5"><text:s text:c="12"/>return true;</text:p>
      <text:p text:style-name="P5"><text:s text:c="8"/>}</text:p>
      <text:p text:style-name="P5"><text:s text:c="4"/>}</text:p>
      <text:p text:style-name="P5"><text:s text:c="4"/></text:p>
      <text:p text:style-name="P5"><text:s text:c="4"/>/**</text:p>
      <text:p text:style-name="P5"><text:s text:c="5"/>* Checks if player has reached the goal room.</text:p>
      <text:p text:style-name="P5"><text:s text:c="5"/>* @return True if in the goal room, with the key, else false.</text:p>
      <text:p text:style-name="P5"><text:s text:c="5"/>*/</text:p>
      <text:p text:style-name="P5"><text:s text:c="4"/>private boolean reachedGoal()</text:p>
      <text:p text:style-name="P5"><text:s text:c="4"/>{</text:p>
      <text:p text:style-name="P5"><text:s text:c="8"/>if((currentRoom == goalRoom) &amp;&amp; (player1.checkInventory("key"))){</text:p>
      <text:p text:style-name="P5"><text:s text:c="12"/>return true;</text:p>
      <text:p text:style-name="P5"><text:s text:c="8"/>}</text:p>
      <text:p text:style-name="P5"><text:s text:c="8"/>else{</text:p>
      <text:p text:style-name="P5"><text:s text:c="12"/>return false;</text:p>
      <text:p text:style-name="P5"><text:s text:c="8"/>}</text:p>
      <text:p text:style-name="P5"><text:s text:c="4"/>}</text:p>
      <text:p text:style-name="P5">}</text:p>
      <text:p text:style-name="P5"/>
      <text:p text:style-name="P5"/>
      <text:p text:style-name="P5"/>
      <text:p text:style-name="P5"/>
      <text:p text:style-name="P5">import java.util.ArrayList;</text:p>
      <text:p text:style-name="P5"/>
      <text:p text:style-name="P5">/**</text:p>
      <text:p text:style-name="P5"><text:s/>* Player class for the text game. This class holds information about the player, such as the number</text:p>
      <text:p text:style-name="P5"><text:s/>* of moves they have made, the items they are currently holding, and the weight of those items.</text:p>
      <text:p text:style-name="P5"><text:s/>* </text:p>
      <text:p text:style-name="P5"><text:s/>* @author Charlotte Pierce</text:p>
      <text:p text:style-name="P5"><text:s/>* @version 1/10/2010</text:p>
      <text:p text:style-name="P5"><text:s/>*/</text:p>
      <text:p text:style-name="P5">public class Player</text:p>
      <text:p text:style-name="P5">{</text:p>
      <text:p text:style-name="P5"><text:s text:c="4"/>private int currMoves;</text:p>
      <text:p text:style-name="P5"><text:s text:c="4"/>private int currWeight;</text:p>
      <text:p text:style-name="P5"><text:s text:c="4"/>private int strength;</text:p>
      <text:p text:style-name="P5"><text:s text:c="4"/>private double health;</text:p>
      <text:p text:style-name="P5"><text:s text:c="4"/>private ArrayList&lt;Item&gt; inventory;</text:p>
      <text:p text:style-name="P5"><text:s text:c="4"/></text:p>
      <text:p text:style-name="P5"><text:s text:c="4"/>public Player()</text:p>
      <text:p text:style-name="P5"><text:s text:c="4"/>{</text:p>
      <text:p text:style-name="P5"><text:s text:c="8"/>currMoves = 0;</text:p>
      <text:p text:style-name="P5"><text:s text:c="8"/>currWeight = 0;</text:p>
      <text:p text:style-name="P5"><text:s text:c="8"/>strength = 10;</text:p>
      <text:p text:style-name="P5"><text:s text:c="8"/>health = 5;</text:p>
      <text:p text:style-name="P5"><text:s text:c="8"/>inventory = new ArrayList&lt;Item&gt;();</text:p>
      <text:p text:style-name="P5"><text:s text:c="4"/>}</text:p>
      <text:p text:style-name="P5"><text:soft-page-break/><text:s text:c="4"/></text:p>
      <text:p text:style-name="P5"><text:s text:c="4"/>/**</text:p>
      <text:p text:style-name="P5"><text:s text:c="5"/>* Prints a string describing the players current inventory.</text:p>
      <text:p text:style-name="P5"><text:s text:c="5"/>* @return A string describing the players inventory.</text:p>
      <text:p text:style-name="P5"><text:s text:c="5"/>*/</text:p>
      <text:p text:style-name="P5"><text:s text:c="4"/>public String showInventory(int maxWeight)</text:p>
      <text:p text:style-name="P5"><text:s text:c="4"/>{</text:p>
      <text:p text:style-name="P5"><text:s text:c="8"/>String printString = "Current Items:";</text:p>
      <text:p text:style-name="P5"><text:s text:c="8"/>if(inventory.size() == 0){</text:p>
      <text:p text:style-name="P5"><text:s text:c="12"/>printString += " no items!";</text:p>
      <text:p text:style-name="P5"><text:s text:c="8"/>}</text:p>
      <text:p text:style-name="P5"><text:s text:c="8"/>else{</text:p>
      <text:p text:style-name="P5"><text:s text:c="12"/>for(Item item: inventory){</text:p>
      <text:p text:style-name="P5"><text:s text:c="16"/>printString += item.getDescription();</text:p>
      <text:p text:style-name="P5"><text:s text:c="12"/>}</text:p>
      <text:p text:style-name="P5"><text:s text:c="8"/>}</text:p>
      <text:p text:style-name="P5"><text:s text:c="8"/>printString += "\n Weight: " + currWeight + "/" + maxWeight;</text:p>
      <text:p text:style-name="P5"><text:s text:c="8"/>return printString;</text:p>
      <text:p text:style-name="P5"><text:s text:c="4"/>}</text:p>
      <text:p text:style-name="P5"><text:s text:c="4"/></text:p>
      <text:p text:style-name="P5"><text:s text:c="5"/>/**</text:p>
      <text:p text:style-name="P5"><text:s text:c="5"/>* Checks if an item is in the inventory.</text:p>
      <text:p text:style-name="P5"><text:s text:c="5"/>* @param itemName Item to check for.</text:p>
      <text:p text:style-name="P5"><text:s text:c="5"/>* @return True if item is held, else false.</text:p>
      <text:p text:style-name="P5"><text:s text:c="5"/>*/</text:p>
      <text:p text:style-name="P5"><text:s text:c="4"/>public boolean checkInventory(String itemName)</text:p>
      <text:p text:style-name="P5"><text:s text:c="4"/>{</text:p>
      <text:p text:style-name="P5"><text:s text:c="8"/>for(Item item: inventory){</text:p>
      <text:p text:style-name="P5"><text:s text:c="12"/>if(itemName.equals(item.getName())){</text:p>
      <text:p text:style-name="P5"><text:s text:c="16"/>return true;</text:p>
      <text:p text:style-name="P5"><text:s text:c="12"/>}</text:p>
      <text:p text:style-name="P5"><text:s text:c="8"/>}</text:p>
      <text:p text:style-name="P5"><text:s text:c="8"/>return false;</text:p>
      <text:p text:style-name="P5"><text:s text:c="4"/>}</text:p>
      <text:p text:style-name="P5"><text:s text:c="4"/></text:p>
      <text:p text:style-name="P5"><text:s text:c="4"/>/**</text:p>
      <text:p text:style-name="P5"><text:s text:c="5"/>* Adds one to the number of moves taken by the player.</text:p>
      <text:p text:style-name="P5"><text:s text:c="5"/>*/</text:p>
      <text:p text:style-name="P5"><text:s text:c="4"/>public void addMove()</text:p>
      <text:p text:style-name="P5"><text:s text:c="4"/>{</text:p>
      <text:p text:style-name="P5"><text:s text:c="8"/>currMoves += 1;</text:p>
      <text:p text:style-name="P5"><text:s text:c="4"/>}</text:p>
      <text:p text:style-name="P5"><text:s text:c="4"/></text:p>
      <text:p text:style-name="P5"><text:s text:c="4"/>/**</text:p>
      <text:p text:style-name="P5"><text:s text:c="5"/>* Adds the specified weight to the player.</text:p>
      <text:p text:style-name="P5"><text:s text:c="5"/>* @param weight The weight to add.</text:p>
      <text:p text:style-name="P5"><text:s text:c="5"/>*/</text:p>
      <text:p text:style-name="P5"><text:s text:c="4"/>public void addWeight(int weight)</text:p>
      <text:p text:style-name="P5"><text:s text:c="4"/>{</text:p>
      <text:p text:style-name="P5"><text:s text:c="8"/>currWeight += weight;</text:p>
      <text:p text:style-name="P5"><text:s text:c="4"/>}</text:p>
      <text:p text:style-name="P5"><text:s text:c="4"/></text:p>
      <text:p text:style-name="P5"><text:s text:c="4"/>/**</text:p>
      <text:p text:style-name="P5"><text:s text:c="5"/>* Removes the specified weight to the player.</text:p>
      <text:p text:style-name="P5"><text:s text:c="5"/>* @param weight The weight to remove.</text:p>
      <text:p text:style-name="P5"><text:s text:c="5"/>*/</text:p>
      <text:p text:style-name="P5"><text:s text:c="4"/>public void removeWeight(int weight)</text:p>
      <text:p text:style-name="P5"><text:s text:c="4"/>{</text:p>
      <text:p text:style-name="P5"><text:s text:c="8"/>currWeight -= weight;</text:p>
      <text:p text:style-name="P5"><text:s text:c="4"/>}</text:p>
      <text:p text:style-name="P5"><text:s text:c="4"/></text:p>
      <text:p text:style-name="P5"><text:s text:c="4"/>/**</text:p>
      <text:p text:style-name="P5"><text:s text:c="5"/>* Get the number of moves the player has made.</text:p>
      <text:p text:style-name="P5"><text:soft-page-break/><text:s text:c="5"/>* @return Number of moves made by the player.</text:p>
      <text:p text:style-name="P5"><text:s text:c="5"/>*/</text:p>
      <text:p text:style-name="P5"><text:s text:c="4"/>public int getMoves()</text:p>
      <text:p text:style-name="P5"><text:s text:c="4"/>{</text:p>
      <text:p text:style-name="P5"><text:s text:c="8"/>return currMoves;</text:p>
      <text:p text:style-name="P5"><text:s text:c="4"/>}</text:p>
      <text:p text:style-name="P5"><text:s text:c="4"/></text:p>
      <text:p text:style-name="P5"><text:s text:c="4"/>/**</text:p>
      <text:p text:style-name="P5"><text:s text:c="5"/>* Get the current total weight the player is carrying.</text:p>
      <text:p text:style-name="P5"><text:s text:c="5"/>* @return Total weight player is carrying.</text:p>
      <text:p text:style-name="P5"><text:s text:c="5"/>*/</text:p>
      <text:p text:style-name="P5"><text:s text:c="4"/>public int getWeight()</text:p>
      <text:p text:style-name="P5"><text:s text:c="4"/>{</text:p>
      <text:p text:style-name="P5"><text:s text:c="8"/>return currWeight;</text:p>
      <text:p text:style-name="P5"><text:s text:c="4"/>}</text:p>
      <text:p text:style-name="P5"><text:s text:c="4"/></text:p>
      <text:p text:style-name="P5"><text:s text:c="4"/>/**</text:p>
      <text:p text:style-name="P5"><text:s text:c="5"/>* Adds item to the players' inventory.</text:p>
      <text:p text:style-name="P5"><text:s text:c="5"/>* @param item The item to add to the inventory.</text:p>
      <text:p text:style-name="P5"><text:s text:c="5"/>*/</text:p>
      <text:p text:style-name="P5"><text:s text:c="4"/>public void addItem(Item item)</text:p>
      <text:p text:style-name="P5"><text:s text:c="4"/>{</text:p>
      <text:p text:style-name="P5"><text:s text:c="8"/>inventory.add(item);</text:p>
      <text:p text:style-name="P5"><text:s text:c="4"/>}</text:p>
      <text:p text:style-name="P5"><text:s text:c="4"/></text:p>
      <text:p text:style-name="P5"><text:s text:c="4"/>/**</text:p>
      <text:p text:style-name="P5"><text:s text:c="5"/>* Removes item from player's inventory.</text:p>
      <text:p text:style-name="P5"><text:s text:c="5"/>* @param item The index of the item to remove.</text:p>
      <text:p text:style-name="P5"><text:s text:c="5"/>*/</text:p>
      <text:p text:style-name="P5"><text:s text:c="4"/>public void removeItem(int index)</text:p>
      <text:p text:style-name="P5"><text:s text:c="4"/>{</text:p>
      <text:p text:style-name="P5"><text:s text:c="8"/>inventory.remove(index);</text:p>
      <text:p text:style-name="P5"><text:s text:c="4"/>}</text:p>
      <text:p text:style-name="P5"><text:s text:c="4"/></text:p>
      <text:p text:style-name="P5"><text:s text:c="4"/>/**</text:p>
      <text:p text:style-name="P5"><text:s text:c="5"/>* Returns the player's inventory.</text:p>
      <text:p text:style-name="P5"><text:s text:c="5"/>* @return The player's inventory.</text:p>
      <text:p text:style-name="P5"><text:s text:c="5"/>*/</text:p>
      <text:p text:style-name="P5"><text:s text:c="4"/>public ArrayList&lt;Item&gt; getInventory()</text:p>
      <text:p text:style-name="P5"><text:s text:c="4"/>{</text:p>
      <text:p text:style-name="P5"><text:s text:c="8"/>return inventory;</text:p>
      <text:p text:style-name="P5"><text:s text:c="4"/>}</text:p>
      <text:p text:style-name="P5"><text:s text:c="4"/></text:p>
      <text:p text:style-name="P5"><text:s text:c="8"/>/**</text:p>
      <text:p text:style-name="P5"><text:s text:c="5"/>* Checks whether the item can be picked up or not.</text:p>
      <text:p text:style-name="P5"><text:s text:c="5"/>* @param item Item to try to pick up.</text:p>
      <text:p text:style-name="P5"><text:s text:c="5"/>* @return True if item can be picked up, otherwise false.</text:p>
      <text:p text:style-name="P5"><text:s text:c="5"/>*/</text:p>
      <text:p text:style-name="P5"><text:s text:c="4"/>public boolean canPickUp(int itemWeight, int maxWeight)</text:p>
      <text:p text:style-name="P5"><text:s text:c="4"/>{</text:p>
      <text:p text:style-name="P5"><text:s text:c="8"/>if((currWeight + itemWeight) &lt;= maxWeight){</text:p>
      <text:p text:style-name="P5"><text:s text:c="12"/>return true;</text:p>
      <text:p text:style-name="P5"><text:s text:c="8"/>}</text:p>
      <text:p text:style-name="P5"><text:s text:c="8"/>else{</text:p>
      <text:p text:style-name="P5"><text:s text:c="12"/>return false;</text:p>
      <text:p text:style-name="P5"><text:s text:c="8"/>}</text:p>
      <text:p text:style-name="P5"><text:s text:c="4"/>}</text:p>
      <text:p text:style-name="P5"><text:s text:c="4"/></text:p>
      <text:p text:style-name="P5"><text:s text:c="4"/>/**</text:p>
      <text:p text:style-name="P5"><text:s text:c="5"/>* Finds and returns an item if it is in the player's inventory.</text:p>
      <text:p text:style-name="P5"><text:s text:c="5"/>* @param itemName Name of the item to find.</text:p>
      <text:p text:style-name="P5"><text:s text:c="5"/>* @return The item found.</text:p>
      <text:p text:style-name="P5"><text:s text:c="5"/>*/</text:p>
      <text:p text:style-name="P5"><text:soft-page-break/><text:s text:c="4"/>public Item findItem(String itemName)</text:p>
      <text:p text:style-name="P5"><text:s text:c="4"/>{</text:p>
      <text:p text:style-name="P5"><text:s text:c="8"/>for(Item item: inventory){</text:p>
      <text:p text:style-name="P5"><text:s text:c="12"/>if(itemName.equals(item.getName())){</text:p>
      <text:p text:style-name="P5"><text:s text:c="16"/>return item;</text:p>
      <text:p text:style-name="P5"><text:s text:c="12"/>}</text:p>
      <text:p text:style-name="P5"><text:s text:c="8"/>}</text:p>
      <text:p text:style-name="P5"><text:s text:c="8"/>return null;</text:p>
      <text:p text:style-name="P5"><text:s text:c="4"/>}</text:p>
      <text:p text:style-name="P5"><text:s text:c="4"/></text:p>
      <text:p text:style-name="P5"><text:s text:c="4"/>/**</text:p>
      <text:p text:style-name="P5"><text:s text:c="5"/>* Calculates and returns the strength of the player's attack. This is based on the</text:p>
      <text:p text:style-name="P5"><text:s text:c="5"/>* player's strength, and the most damaging item they are carrying.</text:p>
      <text:p text:style-name="P5"><text:s text:c="5"/>* @return The players attack strength.</text:p>
      <text:p text:style-name="P5"><text:s text:c="5"/>*/</text:p>
      <text:p text:style-name="P5"><text:s text:c="4"/>public double getAttackStr()</text:p>
      <text:p text:style-name="P5"><text:s text:c="4"/>{</text:p>
      <text:p text:style-name="P5"><text:s text:c="8"/>Item best = findMostDamaging();</text:p>
      <text:p text:style-name="P5"><text:s text:c="8"/>double attackStr = strength;</text:p>
      <text:p text:style-name="P5"><text:s text:c="8"/>if(best != null){</text:p>
      <text:p text:style-name="P5"><text:s text:c="12"/>attackStr += best.getDamage() * 1.5;</text:p>
      <text:p text:style-name="P5"><text:s text:c="8"/>}</text:p>
      <text:p text:style-name="P5"><text:s text:c="8"/>return attackStr;</text:p>
      <text:p text:style-name="P5"><text:s text:c="4"/>}</text:p>
      <text:p text:style-name="P5"><text:s text:c="4"/></text:p>
      <text:p text:style-name="P5"><text:s text:c="4"/>/**</text:p>
      <text:p text:style-name="P5"><text:s text:c="5"/>* Finds the most damaging item in the character's inventory and returns it.</text:p>
      <text:p text:style-name="P5"><text:s text:c="5"/>* @return The most damaging item in the inventory.</text:p>
      <text:p text:style-name="P5"><text:s text:c="5"/>*/</text:p>
      <text:p text:style-name="P5"><text:s text:c="4"/>private Item findMostDamaging()</text:p>
      <text:p text:style-name="P5"><text:s text:c="4"/>{</text:p>
      <text:p text:style-name="P5"><text:s text:c="8"/>if(inventory.size() &gt; 0){</text:p>
      <text:p text:style-name="P5"><text:s text:c="12"/>Item best = inventory.get(0);</text:p>
      <text:p text:style-name="P5"><text:s text:c="12"/>for(Item item: inventory){</text:p>
      <text:p text:style-name="P5"><text:s text:c="16"/>if(item.getDamage() &gt; best.getDamage()){</text:p>
      <text:p text:style-name="P5"><text:s text:c="20"/>best = item;</text:p>
      <text:p text:style-name="P5"><text:s text:c="16"/>}</text:p>
      <text:p text:style-name="P5"><text:s text:c="12"/>}</text:p>
      <text:p text:style-name="P5"><text:s text:c="12"/>return best;</text:p>
      <text:p text:style-name="P5"><text:s text:c="8"/>}</text:p>
      <text:p text:style-name="P5"><text:s text:c="8"/>else{</text:p>
      <text:p text:style-name="P5"><text:s text:c="12"/>return null;</text:p>
      <text:p text:style-name="P5"><text:s text:c="8"/>}</text:p>
      <text:p text:style-name="P5"><text:s text:c="4"/>}</text:p>
      <text:p text:style-name="P5"><text:s text:c="4"/></text:p>
      <text:p text:style-name="P5"><text:s text:c="4"/>/**</text:p>
      <text:p text:style-name="P5"><text:s text:c="5"/>* Player gets 'hit' with the specified strength. Health goes down by that strength value.</text:p>
      <text:p text:style-name="P5"><text:s text:c="5"/>* @param strength Strength hit with.</text:p>
      <text:p text:style-name="P5"><text:s text:c="5"/>*/</text:p>
      <text:p text:style-name="P5"><text:s text:c="4"/>public void getHit(double strength)</text:p>
      <text:p text:style-name="P5"><text:s text:c="4"/>{</text:p>
      <text:p text:style-name="P5"><text:s text:c="8"/>health -= strength;</text:p>
      <text:p text:style-name="P5"><text:s text:c="4"/>}</text:p>
      <text:p text:style-name="P5"><text:s text:c="4"/></text:p>
      <text:p text:style-name="P5"><text:s text:c="4"/>/**</text:p>
      <text:p text:style-name="P5"><text:s text:c="5"/>* Returns the player's health.</text:p>
      <text:p text:style-name="P5"><text:s text:c="5"/>* @return The player's health.</text:p>
      <text:p text:style-name="P5"><text:s text:c="5"/>*/</text:p>
      <text:p text:style-name="P5"><text:s text:c="4"/>public double getHealth()</text:p>
      <text:p text:style-name="P5"><text:s text:c="4"/>{</text:p>
      <text:p text:style-name="P5"><text:s text:c="8"/>return health;</text:p>
      <text:p text:style-name="P5"><text:s text:c="4"/>}</text:p>
      <text:p text:style-name="P5"><text:s text:c="4"/></text:p>
      <text:p text:style-name="P5"><text:soft-page-break/><text:s text:c="4"/>/**</text:p>
      <text:p text:style-name="P5"><text:s text:c="5"/>* Player drinks a potion to restore some of their health. Prints a message if player</text:p>
      <text:p text:style-name="P5"><text:s text:c="5"/>* is not currently holding a potion, otherwise removes potion from inventory, and</text:p>
      <text:p text:style-name="P5"><text:s text:c="5"/>* adds to players' health.</text:p>
      <text:p text:style-name="P5"><text:s text:c="5"/>*/</text:p>
      <text:p text:style-name="P5"><text:s text:c="4"/>public void drinkPotion()</text:p>
      <text:p text:style-name="P5"><text:s text:c="4"/>{</text:p>
      <text:p text:style-name="P5"><text:s text:c="8"/>Item item = findItem("potion");</text:p>
      <text:p text:style-name="P5"><text:s text:c="8"/>Potion pot = (Potion) item;</text:p>
      <text:p text:style-name="P5"><text:s text:c="8"/>if(pot != null){</text:p>
      <text:p text:style-name="P5"><text:s text:c="12"/>health += pot.getRestoreVal();</text:p>
      <text:p text:style-name="P5"><text:s text:c="12"/>for(int i = 0; i &lt; inventory.size(); i++){</text:p>
      <text:p text:style-name="P5"><text:s text:c="16"/>if(inventory.get(i) == pot){</text:p>
      <text:p text:style-name="P5"><text:s text:c="20"/>removeItem(i);</text:p>
      <text:p text:style-name="P5"><text:s text:c="16"/>}</text:p>
      <text:p text:style-name="P5"><text:s text:c="12"/>}</text:p>
      <text:p text:style-name="P5"><text:s text:c="12"/>System.out.println("Drank a potion! \n Health is now: " + health);</text:p>
      <text:p text:style-name="P5"><text:s text:c="8"/>}</text:p>
      <text:p text:style-name="P5"><text:s text:c="8"/>else{</text:p>
      <text:p text:style-name="P5"><text:s text:c="12"/>System.out.println("No potions in inventory! \n Health is: " + health);</text:p>
      <text:p text:style-name="P5"><text:s text:c="8"/>}</text:p>
      <text:p text:style-name="P5"><text:s text:c="4"/>}</text:p>
      <text:p text:style-name="P5">}</text:p>
      <text:p text:style-name="P5"/>
      <text:p text:style-name="P5"/>
      <text:p text:style-name="P5"/>
      <text:p text:style-name="P5"/>
      <text:p text:style-name="P5">import java.util.Set;</text:p>
      <text:p text:style-name="P5">import java.util.HashMap;</text:p>
      <text:p text:style-name="P5">import java.util.Iterator;</text:p>
      <text:p text:style-name="P5">import java.util.ArrayList;</text:p>
      <text:p text:style-name="P5"/>
      <text:p text:style-name="P5">/**</text:p>
      <text:p text:style-name="P5"><text:s/>* Class Room - a room in an adventure game.</text:p>
      <text:p text:style-name="P5"><text:s/>*</text:p>
      <text:p text:style-name="P5"><text:s/>* This class is part of the "World of Zuul" application. </text:p>
      <text:p text:style-name="P5"><text:s/>* "World of Zuul" is a very simple, text based adventure game. <text:s/></text:p>
      <text:p text:style-name="P5"><text:s/>*</text:p>
      <text:p text:style-name="P5"><text:s/>* A "Room" represents one location in the scenery of the game. <text:s/>It is </text:p>
      <text:p text:style-name="P5"><text:s/>* connected to other rooms via exits. <text:s/>For each existing exit, the room </text:p>
      <text:p text:style-name="P5"><text:s/>* stores a reference to the neighboring room.</text:p>
      <text:p text:style-name="P5"><text:s/>* </text:p>
      <text:p text:style-name="P5"><text:s/>* @author <text:s/>Michael Kolling and David J. Barnes</text:p>
      <text:p text:style-name="P5"><text:s/>* @version 2008.03.30</text:p>
      <text:p text:style-name="P5"><text:s/>*/</text:p>
      <text:p text:style-name="P5"/>
      <text:p text:style-name="P5">public class Room </text:p>
      <text:p text:style-name="P5">{</text:p>
      <text:p text:style-name="P5"><text:s text:c="4"/>private String description;</text:p>
      <text:p text:style-name="P5"><text:s text:c="4"/>private HashMap&lt;String, Room&gt; exits; <text:s text:c="7"/>// stores exits of this room.</text:p>
      <text:p text:style-name="P5"><text:s text:c="4"/>private ArrayList&lt;Item&gt; items;</text:p>
      <text:p text:style-name="P5"><text:s text:c="4"/>private ArrayList&lt;Monster&gt; monsters;</text:p>
      <text:p text:style-name="P5"/>
      <text:p text:style-name="P5"><text:s text:c="4"/>/**</text:p>
      <text:p text:style-name="P5"><text:s text:c="5"/>* Create a room described "description". Initially, it has</text:p>
      <text:p text:style-name="P5"><text:s text:c="5"/>* no exits. "description" is something like "a kitchen" or</text:p>
      <text:p text:style-name="P5"><text:s text:c="5"/>* "an open court yard".</text:p>
      <text:p text:style-name="P5"><text:s text:c="5"/>* @param description The room's description.</text:p>
      <text:p text:style-name="P5"><text:s text:c="5"/>*/</text:p>
      <text:p text:style-name="P5"><text:s text:c="4"/>public Room(String description) </text:p>
      <text:p text:style-name="P5"><text:s text:c="4"/>{</text:p>
      <text:p text:style-name="P5"><text:s text:c="8"/>this.description = description;</text:p>
      <text:p text:style-name="P5"><text:s text:c="8"/>exits = new HashMap&lt;String, Room&gt;();</text:p>
      <text:p text:style-name="P5"><text:soft-page-break/><text:s text:c="8"/>items = new ArrayList&lt;Item&gt;();</text:p>
      <text:p text:style-name="P5"><text:s text:c="8"/>monsters = new ArrayList&lt;Monster&gt;();</text:p>
      <text:p text:style-name="P5"><text:s text:c="4"/>}</text:p>
      <text:p text:style-name="P5"/>
      <text:p text:style-name="P5"><text:s text:c="4"/>/**</text:p>
      <text:p text:style-name="P5"><text:s text:c="5"/>* Define an exit from this room.</text:p>
      <text:p text:style-name="P5"><text:s text:c="5"/>* @param direction The direction of the exit.</text:p>
      <text:p text:style-name="P5"><text:s text:c="5"/>* @param neighbor <text:s/>The room to which the exit leads.</text:p>
      <text:p text:style-name="P5"><text:s text:c="5"/>*/</text:p>
      <text:p text:style-name="P5"><text:s text:c="4"/>public void setExit(String direction, Room neighbor) </text:p>
      <text:p text:style-name="P5"><text:s text:c="4"/>{</text:p>
      <text:p text:style-name="P5"><text:s text:c="8"/>exits.put(direction, neighbor);</text:p>
      <text:p text:style-name="P5"><text:s text:c="4"/>}</text:p>
      <text:p text:style-name="P5"/>
      <text:p text:style-name="P5"><text:s text:c="4"/>/**</text:p>
      <text:p text:style-name="P5"><text:s text:c="5"/>* @return The short description of the room</text:p>
      <text:p text:style-name="P5"><text:s text:c="5"/>* (the one that was defined in the constructor).</text:p>
      <text:p text:style-name="P5"><text:s text:c="5"/>*/</text:p>
      <text:p text:style-name="P5"><text:s text:c="4"/>public String getShortDescription()</text:p>
      <text:p text:style-name="P5"><text:s text:c="4"/>{</text:p>
      <text:p text:style-name="P5"><text:s text:c="8"/>return description;</text:p>
      <text:p text:style-name="P5"><text:s text:c="4"/>}</text:p>
      <text:p text:style-name="P5"/>
      <text:p text:style-name="P5"><text:s text:c="4"/>/**</text:p>
      <text:p text:style-name="P5"><text:s text:c="5"/>* Return a description of the room in the form:</text:p>
      <text:p text:style-name="P5"><text:s text:c="5"/>* <text:s text:c="4"/>You are in the kitchen.</text:p>
      <text:p text:style-name="P5"><text:s text:c="5"/>* <text:s text:c="4"/>Exits: north west</text:p>
      <text:p text:style-name="P5"><text:s text:c="5"/>* @return A long description of this room</text:p>
      <text:p text:style-name="P5"><text:s text:c="5"/>*/</text:p>
      <text:p text:style-name="P5"><text:s text:c="4"/>public String getLongDescription()</text:p>
      <text:p text:style-name="P5"><text:s text:c="4"/>{</text:p>
      <text:p text:style-name="P5"><text:s text:c="8"/>return "You are " + description + ".\n" + getExitString() + "\n" + getItemsDesc() + getMonstersDesc();</text:p>
      <text:p text:style-name="P5"><text:s text:c="4"/>}</text:p>
      <text:p text:style-name="P5"/>
      <text:p text:style-name="P5"><text:s text:c="4"/>/**</text:p>
      <text:p text:style-name="P5"><text:s text:c="5"/>* Return a string describing the room's exits, for example</text:p>
      <text:p text:style-name="P5"><text:s text:c="5"/>* "Exits: north west".</text:p>
      <text:p text:style-name="P5"><text:s text:c="5"/>* @return Details of the room's exits.</text:p>
      <text:p text:style-name="P5"><text:s text:c="5"/>*/</text:p>
      <text:p text:style-name="P5"><text:s text:c="4"/>private String getExitString()</text:p>
      <text:p text:style-name="P5"><text:s text:c="4"/>{</text:p>
      <text:p text:style-name="P5"><text:s text:c="8"/>String returnString = "Exits:";</text:p>
      <text:p text:style-name="P5"><text:s text:c="8"/>Set&lt;String&gt; keys = exits.keySet();</text:p>
      <text:p text:style-name="P5"><text:s text:c="8"/>for(String exit : keys) {</text:p>
      <text:p text:style-name="P5"><text:s text:c="12"/>returnString += " " + exit;</text:p>
      <text:p text:style-name="P5"><text:s text:c="8"/>}</text:p>
      <text:p text:style-name="P5"><text:s text:c="8"/>return returnString;</text:p>
      <text:p text:style-name="P5"><text:s text:c="4"/>}</text:p>
      <text:p text:style-name="P5"/>
      <text:p text:style-name="P5"><text:s text:c="4"/>/**</text:p>
      <text:p text:style-name="P5"><text:s text:c="5"/>* Return the room that is reached if we go from this room in direction</text:p>
      <text:p text:style-name="P5"><text:s text:c="5"/>* "direction". If there is no room in that direction, return null.</text:p>
      <text:p text:style-name="P5"><text:s text:c="5"/>* @param direction The exit's direction.</text:p>
      <text:p text:style-name="P5"><text:s text:c="5"/>* @return The room in the given direction.</text:p>
      <text:p text:style-name="P5"><text:s text:c="5"/>*/</text:p>
      <text:p text:style-name="P5"><text:s text:c="4"/>public Room getExit(String direction) </text:p>
      <text:p text:style-name="P5"><text:s text:c="4"/>{</text:p>
      <text:p text:style-name="P5"><text:s text:c="8"/>return exits.get(direction);</text:p>
      <text:p text:style-name="P5"><text:s text:c="4"/>}</text:p>
      <text:p text:style-name="P5"><text:s text:c="4"/></text:p>
      <text:p text:style-name="P5"><text:s text:c="4"/>/**</text:p>
      <text:p text:style-name="P5"><text:s text:c="5"/>* Finds and returns an item if it is in the room.</text:p>
      <text:p text:style-name="P5"><text:s text:c="5"/>* @param itemName Name of the item to find.</text:p>
      <text:p text:style-name="P5"><text:soft-page-break/><text:s text:c="5"/>* @return The item found.</text:p>
      <text:p text:style-name="P5"><text:s text:c="5"/>*/</text:p>
      <text:p text:style-name="P5"><text:s text:c="4"/>public Item findItem(String itemName)</text:p>
      <text:p text:style-name="P5"><text:s text:c="4"/>{</text:p>
      <text:p text:style-name="P5"><text:s text:c="8"/>for(Item item: items){</text:p>
      <text:p text:style-name="P5"><text:s text:c="12"/>if(itemName.equals(item.getName())){</text:p>
      <text:p text:style-name="P5"><text:s text:c="16"/>return item;</text:p>
      <text:p text:style-name="P5"><text:s text:c="12"/>}</text:p>
      <text:p text:style-name="P5"><text:s text:c="8"/>}</text:p>
      <text:p text:style-name="P5"><text:s text:c="8"/>return null;</text:p>
      <text:p text:style-name="P5"><text:s text:c="4"/>}</text:p>
      <text:p text:style-name="P5"><text:s text:c="4"/></text:p>
      <text:p text:style-name="P5"><text:s text:c="4"/>/**</text:p>
      <text:p text:style-name="P5"><text:s text:c="5"/>* Finds and returns a monster if it is in the room.</text:p>
      <text:p text:style-name="P5"><text:s text:c="5"/>* @param monsterName Name of the monster to find.</text:p>
      <text:p text:style-name="P5"><text:s text:c="5"/>* @return The monster found.</text:p>
      <text:p text:style-name="P5"><text:s text:c="5"/>*/</text:p>
      <text:p text:style-name="P5"><text:s text:c="4"/>public Monster findMonster(String monstName)</text:p>
      <text:p text:style-name="P5"><text:s text:c="4"/>{</text:p>
      <text:p text:style-name="P5"><text:s text:c="8"/>for(Monster m: monsters){</text:p>
      <text:p text:style-name="P5"><text:s text:c="12"/>if(monstName.equals(m.getName())){</text:p>
      <text:p text:style-name="P5"><text:s text:c="16"/>return m;</text:p>
      <text:p text:style-name="P5"><text:s text:c="12"/>}</text:p>
      <text:p text:style-name="P5"><text:s text:c="8"/>}</text:p>
      <text:p text:style-name="P5"><text:s text:c="8"/>return null;</text:p>
      <text:p text:style-name="P5"><text:s text:c="4"/>}</text:p>
      <text:p text:style-name="P5"><text:s text:c="4"/></text:p>
      <text:p text:style-name="P5"><text:s text:c="4"/>/**</text:p>
      <text:p text:style-name="P5"><text:s text:c="5"/>* Find the item with the specified name and removes it from the room.</text:p>
      <text:p text:style-name="P5"><text:s text:c="5"/>* @param itemName The name of the item to remove.</text:p>
      <text:p text:style-name="P5"><text:s text:c="5"/>*/</text:p>
      <text:p text:style-name="P5"><text:s text:c="4"/>public void removeItem(String itemName)</text:p>
      <text:p text:style-name="P5"><text:s text:c="4"/>{</text:p>
      <text:p text:style-name="P5"><text:s text:c="8"/>for(int i = 0; i &lt; items.size(); i++){</text:p>
      <text:p text:style-name="P5"><text:s text:c="12"/>if(items.get(i).getName().equals(itemName)){</text:p>
      <text:p text:style-name="P5"><text:s text:c="16"/>items.remove(i);</text:p>
      <text:p text:style-name="P5"><text:s text:c="12"/>}</text:p>
      <text:p text:style-name="P5"><text:s text:c="8"/>}</text:p>
      <text:p text:style-name="P5"><text:s text:c="4"/>}</text:p>
      <text:p text:style-name="P5"><text:s text:c="4"/></text:p>
      <text:p text:style-name="P5"><text:s text:c="4"/>/**</text:p>
      <text:p text:style-name="P5"><text:s text:c="5"/>* Adds an item to the room.</text:p>
      <text:p text:style-name="P5"><text:s text:c="5"/>* @param item The item to add.</text:p>
      <text:p text:style-name="P5"><text:s text:c="5"/>*/</text:p>
      <text:p text:style-name="P5"><text:s text:c="4"/>public void addItem(Item item)</text:p>
      <text:p text:style-name="P5"><text:s text:c="4"/>{</text:p>
      <text:p text:style-name="P5"><text:s text:c="8"/>items.add(item);</text:p>
      <text:p text:style-name="P5"><text:s text:c="4"/>}</text:p>
      <text:p text:style-name="P5"><text:s text:c="4"/></text:p>
      <text:p text:style-name="P5"><text:s text:c="4"/>/**</text:p>
      <text:p text:style-name="P5"><text:s text:c="5"/>* Returns a String representing a description of all items in the room.</text:p>
      <text:p text:style-name="P5"><text:s text:c="5"/>* @return Description of all the items in the room.</text:p>
      <text:p text:style-name="P5"><text:s text:c="5"/>*/</text:p>
      <text:p text:style-name="P5"><text:s text:c="4"/>private String getItemsDesc()</text:p>
      <text:p text:style-name="P5"><text:s text:c="4"/>{</text:p>
      <text:p text:style-name="P5"><text:s text:c="8"/>String returnString = " Items: ";</text:p>
      <text:p text:style-name="P5"><text:s text:c="8"/>if(items.size() == 0){</text:p>
      <text:p text:style-name="P5"><text:s text:c="12"/>returnString += "\n <text:s text:c="2"/>No items!";</text:p>
      <text:p text:style-name="P5"><text:s text:c="8"/>}</text:p>
      <text:p text:style-name="P5"><text:s text:c="8"/>else{</text:p>
      <text:p text:style-name="P5"><text:s text:c="12"/>for(Item item: items){</text:p>
      <text:p text:style-name="P5"><text:s text:c="16"/>returnString += item.getDescription();</text:p>
      <text:p text:style-name="P5"><text:s text:c="12"/>}</text:p>
      <text:p text:style-name="P5"><text:soft-page-break/><text:s text:c="8"/>}</text:p>
      <text:p text:style-name="P5"><text:s text:c="8"/>return returnString;</text:p>
      <text:p text:style-name="P5"><text:s text:c="4"/>}</text:p>
      <text:p text:style-name="P5"><text:s text:c="4"/></text:p>
      <text:p text:style-name="P5"><text:s text:c="4"/>/**</text:p>
      <text:p text:style-name="P5"><text:s text:c="5"/>* Returns a String representing a description of all monsters in the room.</text:p>
      <text:p text:style-name="P5"><text:s text:c="5"/>* @return Description of all the monsters in the room.</text:p>
      <text:p text:style-name="P5"><text:s text:c="5"/>*/</text:p>
      <text:p text:style-name="P5"><text:s text:c="4"/>private String getMonstersDesc()</text:p>
      <text:p text:style-name="P5"><text:s text:c="4"/>{</text:p>
      <text:p text:style-name="P5"><text:s text:c="8"/>String returnString = "\n Monsters: ";</text:p>
      <text:p text:style-name="P5"><text:s text:c="8"/>if(monsters.size() == 0){</text:p>
      <text:p text:style-name="P5"><text:s text:c="12"/>returnString += "\n <text:s text:c="2"/>No monsters!";</text:p>
      <text:p text:style-name="P5"><text:s text:c="8"/>}</text:p>
      <text:p text:style-name="P5"><text:s text:c="8"/>else{</text:p>
      <text:p text:style-name="P5"><text:s text:c="12"/>for(Monster m: monsters){</text:p>
      <text:p text:style-name="P5"><text:s text:c="16"/>returnString += m.getDescription();</text:p>
      <text:p text:style-name="P5"><text:s text:c="12"/>}</text:p>
      <text:p text:style-name="P5"><text:s text:c="8"/>}</text:p>
      <text:p text:style-name="P5"><text:s text:c="8"/>return returnString;</text:p>
      <text:p text:style-name="P5"><text:s text:c="4"/>}</text:p>
      <text:p text:style-name="P5"><text:s text:c="4"/></text:p>
      <text:p text:style-name="P5"><text:s text:c="4"/>/**</text:p>
      <text:p text:style-name="P5"><text:s text:c="5"/>* Adds a monster to the room.</text:p>
      <text:p text:style-name="P5"><text:s text:c="5"/>* @param m The monster to add.</text:p>
      <text:p text:style-name="P5"><text:s text:c="5"/>*/</text:p>
      <text:p text:style-name="P5"><text:s text:c="4"/>public void addMonster(Monster m)</text:p>
      <text:p text:style-name="P5"><text:s text:c="4"/>{</text:p>
      <text:p text:style-name="P5"><text:s text:c="8"/>monsters.add(m);</text:p>
      <text:p text:style-name="P5"><text:s text:c="4"/>}</text:p>
      <text:p text:style-name="P5">}</text:p>
      <text:p text:style-name="P5"/>
      <text:p text:style-name="P5"/>
      <text:p text:style-name="P5"/>
      <text:p text:style-name="P5"/>
      <text:p text:style-name="P5"/>
      <text:p text:style-name="P5"/>
      <text:p text:style-name="P5">/**</text:p>
      <text:p text:style-name="P5"><text:s/>* An item that can be interacted with in the game.</text:p>
      <text:p text:style-name="P5"><text:s/>* </text:p>
      <text:p text:style-name="P5"><text:s/>* @author Charlotte Pierce</text:p>
      <text:p text:style-name="P5"><text:s/>* @version 1/10/2010</text:p>
      <text:p text:style-name="P5"><text:s/>*/</text:p>
      <text:p text:style-name="P5">public class Item</text:p>
      <text:p text:style-name="P5">{</text:p>
      <text:p text:style-name="P5"><text:s text:c="4"/>private String name;</text:p>
      <text:p text:style-name="P5"><text:s text:c="4"/>private int weight;</text:p>
      <text:p text:style-name="P5"><text:s text:c="4"/>private int value;</text:p>
      <text:p text:style-name="P5"><text:s text:c="4"/>private int damage;</text:p>
      <text:p text:style-name="P5"/>
      <text:p text:style-name="P5"><text:s text:c="4"/>/**</text:p>
      <text:p text:style-name="P5"><text:s text:c="5"/>* Constructor for objects of class Item</text:p>
      <text:p text:style-name="P5"><text:s text:c="5"/>* @param aName Name of the item.</text:p>
      <text:p text:style-name="P5"><text:s text:c="5"/>* @param aWeight Weight of the item.</text:p>
      <text:p text:style-name="P5"><text:s text:c="5"/>* @param aValue Value of the item.</text:p>
      <text:p text:style-name="P5"><text:s text:c="5"/>* @param aDamage Damage of the item.</text:p>
      <text:p text:style-name="P5"><text:s text:c="5"/>*/</text:p>
      <text:p text:style-name="P5"><text:s text:c="4"/>public Item(String aName, int aWeight, int aValue, int aDamage)</text:p>
      <text:p text:style-name="P5"><text:s text:c="4"/>{</text:p>
      <text:p text:style-name="P5"><text:s text:c="8"/>name = aName;</text:p>
      <text:p text:style-name="P5"><text:s text:c="8"/>weight = aWeight;</text:p>
      <text:p text:style-name="P5"><text:s text:c="8"/>value = aValue;</text:p>
      <text:p text:style-name="P5"><text:s text:c="8"/>damage = aDamage;</text:p>
      <text:p text:style-name="P5"><text:soft-page-break/><text:s text:c="4"/>}</text:p>
      <text:p text:style-name="P5"/>
      <text:p text:style-name="P5"><text:s text:c="4"/>/**</text:p>
      <text:p text:style-name="P5"><text:s text:c="5"/>* Returns a string representing the name of the item.</text:p>
      <text:p text:style-name="P5"><text:s text:c="5"/>* @return The name of the item.</text:p>
      <text:p text:style-name="P5"><text:s text:c="5"/>*/</text:p>
      <text:p text:style-name="P5"><text:s text:c="4"/>public String getName()</text:p>
      <text:p text:style-name="P5"><text:s text:c="4"/>{</text:p>
      <text:p text:style-name="P5"><text:s text:c="8"/>return name;</text:p>
      <text:p text:style-name="P5"><text:s text:c="4"/>}</text:p>
      <text:p text:style-name="P5"><text:s text:c="4"/></text:p>
      <text:p text:style-name="P5"><text:s text:c="4"/>/**</text:p>
      <text:p text:style-name="P5"><text:s text:c="5"/>* Returns an int representing the weight of the item.</text:p>
      <text:p text:style-name="P5"><text:s text:c="5"/>* @return The weight of the item.</text:p>
      <text:p text:style-name="P5"><text:s text:c="5"/>*/</text:p>
      <text:p text:style-name="P5"><text:s text:c="4"/>public int getWeight()</text:p>
      <text:p text:style-name="P5"><text:s text:c="4"/>{</text:p>
      <text:p text:style-name="P5"><text:s text:c="8"/>return weight;</text:p>
      <text:p text:style-name="P5"><text:s text:c="4"/>}</text:p>
      <text:p text:style-name="P5"><text:s text:c="4"/></text:p>
      <text:p text:style-name="P5"><text:s text:c="4"/>/**</text:p>
      <text:p text:style-name="P5"><text:s text:c="5"/>* Returns an int representing the value of the item.</text:p>
      <text:p text:style-name="P5"><text:s text:c="5"/>* @return The value of the item.</text:p>
      <text:p text:style-name="P5"><text:s text:c="5"/>*/</text:p>
      <text:p text:style-name="P5"><text:s text:c="4"/>public int getValue()</text:p>
      <text:p text:style-name="P5"><text:s text:c="4"/>{</text:p>
      <text:p text:style-name="P5"><text:s text:c="8"/>return value;</text:p>
      <text:p text:style-name="P5"><text:s text:c="4"/>}</text:p>
      <text:p text:style-name="P5"><text:s text:c="4"/></text:p>
      <text:p text:style-name="P5"><text:s text:c="4"/>/**</text:p>
      <text:p text:style-name="P5"><text:s text:c="5"/>* Returns an int representing the damage of the item.</text:p>
      <text:p text:style-name="P5"><text:s text:c="5"/>* @return The damage of the item.</text:p>
      <text:p text:style-name="P5"><text:s text:c="5"/>*/</text:p>
      <text:p text:style-name="P5"><text:s text:c="4"/>public int getDamage()</text:p>
      <text:p text:style-name="P5"><text:s text:c="4"/>{</text:p>
      <text:p text:style-name="P5"><text:s text:c="8"/>return damage;</text:p>
      <text:p text:style-name="P5"><text:s text:c="4"/>}</text:p>
      <text:p text:style-name="P5"><text:s text:c="4"/></text:p>
      <text:p text:style-name="P5"><text:s text:c="4"/>/**</text:p>
      <text:p text:style-name="P5"><text:s text:c="5"/>* Returns a String description of the item.</text:p>
      <text:p text:style-name="P5"><text:s text:c="5"/>* @return Description of the item.</text:p>
      <text:p text:style-name="P5"><text:s text:c="5"/>*/</text:p>
      <text:p text:style-name="P5"><text:s text:c="4"/>public String getDescription()</text:p>
      <text:p text:style-name="P5"><text:s text:c="4"/>{</text:p>
      <text:p text:style-name="P5"><text:s text:c="8"/>String returnString = "";</text:p>
      <text:p text:style-name="P5"><text:s text:c="8"/>returnString += "\n " + name + "(" + weight + " weight) (" + value + " value) (" + damage + " dmg)";</text:p>
      <text:p text:style-name="P5"><text:s text:c="8"/>return returnString;</text:p>
      <text:p text:style-name="P5"><text:s text:c="4"/>}</text:p>
      <text:p text:style-name="P5">}</text:p>
      <text:p text:style-name="P5"/>
      <text:p text:style-name="P5"/>
      <text:p text:style-name="P5"/>
      <text:p text:style-name="P5"/>
      <text:p text:style-name="P5"/>
      <text:p text:style-name="P5">/**</text:p>
      <text:p text:style-name="P5"><text:s/>* Write a description of class Potion here.</text:p>
      <text:p text:style-name="P5"><text:s/>* </text:p>
      <text:p text:style-name="P5"><text:s/>* @author (your name) </text:p>
      <text:p text:style-name="P5"><text:s/>* @version (a version number or a date)</text:p>
      <text:p text:style-name="P5"><text:s/>*/</text:p>
      <text:p text:style-name="P5">public class Potion extends Item</text:p>
      <text:p text:style-name="P5">{</text:p>
      <text:p text:style-name="P5"><text:s text:c="4"/>private int restoreVal;</text:p>
      <text:p text:style-name="P5"><text:soft-page-break/></text:p>
      <text:p text:style-name="P5"><text:s text:c="4"/>/**</text:p>
      <text:p text:style-name="P5"><text:s text:c="5"/>* Constructor for objects of class Potion</text:p>
      <text:p text:style-name="P5"><text:s text:c="5"/>*/</text:p>
      <text:p text:style-name="P5"><text:s text:c="4"/>public Potion()</text:p>
      <text:p text:style-name="P5"><text:s text:c="4"/>{</text:p>
      <text:p text:style-name="P5"><text:s text:c="8"/>super("potion", 25, 500, 0);</text:p>
      <text:p text:style-name="P5"><text:s text:c="8"/>restoreVal = 50;</text:p>
      <text:p text:style-name="P5"><text:s text:c="4"/>}</text:p>
      <text:p text:style-name="P5"><text:s text:c="4"/></text:p>
      <text:p text:style-name="P5"><text:s text:c="4"/>public int getRestoreVal()</text:p>
      <text:p text:style-name="P5"><text:s text:c="4"/>{</text:p>
      <text:p text:style-name="P5"><text:s text:c="8"/>return restoreVal;</text:p>
      <text:p text:style-name="P5"><text:s text:c="4"/>}</text:p>
      <text:p text:style-name="P5">}</text:p>
      <text:p text:style-name="P5"/>
      <text:p text:style-name="P5"/>
      <text:p text:style-name="P5"/>
      <text:p text:style-name="P5"/>
      <text:p text:style-name="P5">import java.util.Scanner;</text:p>
      <text:p text:style-name="P5">import java.util.StringTokenizer;</text:p>
      <text:p text:style-name="P5"/>
      <text:p text:style-name="P5">/**</text:p>
      <text:p text:style-name="P5"><text:s/>* This class is part of the "World of Zuul" application. </text:p>
      <text:p text:style-name="P5"><text:s/>* "World of Zuul" is a very simple, text based adventure game. <text:s/></text:p>
      <text:p text:style-name="P5"><text:s/>* </text:p>
      <text:p text:style-name="P5"><text:s/>* This parser reads user input and tries to interpret it as an "Adventure"</text:p>
      <text:p text:style-name="P5"><text:s/>* command. Every time it is called it reads a line from the terminal and</text:p>
      <text:p text:style-name="P5"><text:s/>* tries to interpret the line as a two-word command. It returns the command</text:p>
      <text:p text:style-name="P5"><text:s/>* as an object of class Command.</text:p>
      <text:p text:style-name="P5"><text:s/>*</text:p>
      <text:p text:style-name="P5"><text:s/>* The parser has a set of known command words. It checks user input against</text:p>
      <text:p text:style-name="P5"><text:s/>* the known commands, and if the input is not one of the known commands, it</text:p>
      <text:p text:style-name="P5"><text:s/>* returns a command object that is marked as an unknown command.</text:p>
      <text:p text:style-name="P5"><text:s/>* </text:p>
      <text:p text:style-name="P5"><text:s/>* @author <text:s/>Michael Kolling and David J. Barnes</text:p>
      <text:p text:style-name="P5"><text:s/>* @version 2008.03.30</text:p>
      <text:p text:style-name="P5"><text:s/>*/</text:p>
      <text:p text:style-name="P5">public class Parser </text:p>
      <text:p text:style-name="P5">{</text:p>
      <text:p text:style-name="P5"><text:s text:c="4"/>private CommandWords commands; <text:s/>// holds all valid command words</text:p>
      <text:p text:style-name="P5"><text:s text:c="4"/>private Scanner reader; <text:s text:c="8"/>// source of command input</text:p>
      <text:p text:style-name="P5"/>
      <text:p text:style-name="P5"><text:s text:c="4"/>/**</text:p>
      <text:p text:style-name="P5"><text:s text:c="5"/>* Create a parser to read from the terminal window.</text:p>
      <text:p text:style-name="P5"><text:s text:c="5"/>*/</text:p>
      <text:p text:style-name="P5"><text:s text:c="4"/>public Parser() </text:p>
      <text:p text:style-name="P5"><text:s text:c="4"/>{</text:p>
      <text:p text:style-name="P5"><text:s text:c="8"/>commands = new CommandWords();</text:p>
      <text:p text:style-name="P5"><text:s text:c="8"/>reader = new Scanner(System.in);</text:p>
      <text:p text:style-name="P5"><text:s text:c="4"/>}</text:p>
      <text:p text:style-name="P5"/>
      <text:p text:style-name="P5"><text:s text:c="4"/>/**</text:p>
      <text:p text:style-name="P5"><text:s text:c="5"/>* @return The next command from the user.</text:p>
      <text:p text:style-name="P5"><text:s text:c="5"/>*/</text:p>
      <text:p text:style-name="P5"><text:s text:c="4"/>public Command getCommand() </text:p>
      <text:p text:style-name="P5"><text:s text:c="4"/>{</text:p>
      <text:p text:style-name="P5"><text:s text:c="8"/>String inputLine; <text:s text:c="2"/>// will hold the full input line</text:p>
      <text:p text:style-name="P5"><text:s text:c="8"/>String word1 = null;</text:p>
      <text:p text:style-name="P5"><text:s text:c="8"/>String word2 = null;</text:p>
      <text:p text:style-name="P5"/>
      <text:p text:style-name="P5"><text:s text:c="8"/>System.out.print("&gt; "); <text:s text:c="4"/>// print prompt</text:p>
      <text:p text:style-name="P5"/>
      <text:p text:style-name="P5"><text:soft-page-break/><text:s text:c="8"/>inputLine = reader.nextLine();</text:p>
      <text:p text:style-name="P5"/>
      <text:p text:style-name="P5"><text:s text:c="8"/>// Find up to two words on the line.</text:p>
      <text:p text:style-name="P5"><text:s text:c="8"/>Scanner tokenizer = new Scanner(inputLine);</text:p>
      <text:p text:style-name="P5"><text:s text:c="8"/>if(tokenizer.hasNext()) {</text:p>
      <text:p text:style-name="P5"><text:s text:c="12"/>word1 = tokenizer.next(); <text:s text:c="5"/>// get first word</text:p>
      <text:p text:style-name="P5"><text:s text:c="12"/>if(tokenizer.hasNext()) {</text:p>
      <text:p text:style-name="P5"><text:s text:c="16"/>word2 = tokenizer.next(); <text:s text:c="5"/>// get second word</text:p>
      <text:p text:style-name="P5"><text:s text:c="16"/>// note: we just ignore the rest of the input line.</text:p>
      <text:p text:style-name="P5"><text:s text:c="12"/>}</text:p>
      <text:p text:style-name="P5"><text:s text:c="8"/>}</text:p>
      <text:p text:style-name="P5"/>
      <text:p text:style-name="P5"><text:s text:c="8"/>return new Command(commands.getCommandWord(word1), word2);</text:p>
      <text:p text:style-name="P5"><text:s text:c="4"/>}</text:p>
      <text:p text:style-name="P5"/>
      <text:p text:style-name="P5"><text:s text:c="4"/>/**</text:p>
      <text:p text:style-name="P5"><text:s text:c="5"/>* Print out a list of valid command words.</text:p>
      <text:p text:style-name="P5"><text:s text:c="5"/>*/</text:p>
      <text:p text:style-name="P5"><text:s text:c="4"/>public void showCommands()</text:p>
      <text:p text:style-name="P5"><text:s text:c="4"/>{</text:p>
      <text:p text:style-name="P5"><text:s text:c="8"/>commands.showAll();</text:p>
      <text:p text:style-name="P5"><text:s text:c="4"/>}</text:p>
      <text:p text:style-name="P5">}</text:p>
      <text:p text:style-name="P5"/>
      <text:p text:style-name="P5"/>
      <text:p text:style-name="P5"/>
      <text:p text:style-name="P5"/>
      <text:p text:style-name="P5"/>
      <text:p text:style-name="P5">/**</text:p>
      <text:p text:style-name="P5"><text:s/>* A hostile creature found in the game world. Player can attack the monster</text:p>
      <text:p text:style-name="P5"><text:s/>* </text:p>
      <text:p text:style-name="P5"><text:s/>* @author Charlotte Pierce </text:p>
      <text:p text:style-name="P5"><text:s/>* @version 1/10.2010</text:p>
      <text:p text:style-name="P5"><text:s/>*/</text:p>
      <text:p text:style-name="P5">public class Monster</text:p>
      <text:p text:style-name="P5">{</text:p>
      <text:p text:style-name="P5"><text:s text:c="4"/>// instance variables - replace the example below with your own</text:p>
      <text:p text:style-name="P5"><text:s text:c="4"/>private int strength; //the strength which the monster can hit with</text:p>
      <text:p text:style-name="P5"><text:s text:c="4"/>private double health;</text:p>
      <text:p text:style-name="P5"><text:s text:c="4"/>private String name;</text:p>
      <text:p text:style-name="P5"/>
      <text:p text:style-name="P5"><text:s text:c="4"/>/**</text:p>
      <text:p text:style-name="P5"><text:s text:c="5"/>* Constructor for objects of class Monster.</text:p>
      <text:p text:style-name="P5"><text:s text:c="5"/>* @param name The name of the monster.</text:p>
      <text:p text:style-name="P5"><text:s text:c="5"/>* @param strength The strength of the monster.</text:p>
      <text:p text:style-name="P5"><text:s text:c="5"/>* @param health The health of the monster.</text:p>
      <text:p text:style-name="P5"><text:s text:c="5"/>*/</text:p>
      <text:p text:style-name="P5"><text:s text:c="4"/>public Monster(String name, int strength, int health)</text:p>
      <text:p text:style-name="P5"><text:s text:c="4"/>{</text:p>
      <text:p text:style-name="P5"><text:s text:c="8"/>this.name = name;</text:p>
      <text:p text:style-name="P5"><text:s text:c="8"/>this.strength = strength;</text:p>
      <text:p text:style-name="P5"><text:s text:c="8"/>this.health = health;</text:p>
      <text:p text:style-name="P5"><text:s text:c="4"/>}</text:p>
      <text:p text:style-name="P5"/>
      <text:p text:style-name="P5"><text:s text:c="4"/>/**</text:p>
      <text:p text:style-name="P5"><text:s text:c="5"/>* Set the strength of the monster.</text:p>
      <text:p text:style-name="P5"><text:s text:c="5"/>* @param str Strength value to assign.</text:p>
      <text:p text:style-name="P5"><text:s text:c="5"/>*/</text:p>
      <text:p text:style-name="P5"><text:s text:c="4"/>public void setStrength(int str)</text:p>
      <text:p text:style-name="P5"><text:s text:c="4"/>{</text:p>
      <text:p text:style-name="P5"><text:s text:c="8"/>strength = str;</text:p>
      <text:p text:style-name="P5"><text:s text:c="4"/>}</text:p>
      <text:p text:style-name="P5"><text:s text:c="4"/></text:p>
      <text:p text:style-name="P5"><text:soft-page-break/><text:s text:c="4"/>/**</text:p>
      <text:p text:style-name="P5"><text:s text:c="5"/>* Set the health of the monster.</text:p>
      <text:p text:style-name="P5"><text:s text:c="5"/>* @param hp Health value to assign.</text:p>
      <text:p text:style-name="P5"><text:s text:c="5"/>*/</text:p>
      <text:p text:style-name="P5"><text:s text:c="4"/>public void setHealth(int hp)</text:p>
      <text:p text:style-name="P5"><text:s text:c="4"/>{</text:p>
      <text:p text:style-name="P5"><text:s text:c="8"/>health = hp;</text:p>
      <text:p text:style-name="P5"><text:s text:c="4"/>}</text:p>
      <text:p text:style-name="P5"><text:s text:c="4"/></text:p>
      <text:p text:style-name="P5"><text:s text:c="4"/>/**</text:p>
      <text:p text:style-name="P5"><text:s text:c="5"/>* Returns a string representing a description of the monster.</text:p>
      <text:p text:style-name="P5"><text:s text:c="5"/>* @return A description of the monster.</text:p>
      <text:p text:style-name="P5"><text:s text:c="5"/>*/</text:p>
      <text:p text:style-name="P5"><text:s text:c="4"/>public String getDescription()</text:p>
      <text:p text:style-name="P5"><text:s text:c="4"/>{</text:p>
      <text:p text:style-name="P5"><text:s text:c="8"/>String returnString = "";</text:p>
      <text:p text:style-name="P5"><text:s text:c="8"/>returnString += "\n" + name + " (" + health + "hp) (" + strength + " str)";</text:p>
      <text:p text:style-name="P5"><text:s text:c="8"/>return returnString;</text:p>
      <text:p text:style-name="P5"><text:s text:c="4"/>}</text:p>
      <text:p text:style-name="P5"><text:s text:c="4"/></text:p>
      <text:p text:style-name="P5"><text:s text:c="4"/>/**</text:p>
      <text:p text:style-name="P5"><text:s text:c="5"/>* Returns the monsters name.</text:p>
      <text:p text:style-name="P5"><text:s text:c="5"/>* @return The monsters' name.</text:p>
      <text:p text:style-name="P5"><text:s text:c="5"/>*/</text:p>
      <text:p text:style-name="P5"><text:s text:c="4"/>public String getName()</text:p>
      <text:p text:style-name="P5"><text:s text:c="4"/>{</text:p>
      <text:p text:style-name="P5"><text:s text:c="8"/>return name;</text:p>
      <text:p text:style-name="P5"><text:s text:c="4"/>}</text:p>
      <text:p text:style-name="P5"><text:s text:c="4"/></text:p>
      <text:p text:style-name="P5"><text:s text:c="4"/>/**</text:p>
      <text:p text:style-name="P5"><text:s text:c="5"/>* Returns the monsters' strength.</text:p>
      <text:p text:style-name="P5"><text:s text:c="5"/>* @return The monster's strength.</text:p>
      <text:p text:style-name="P5"><text:s text:c="5"/>*/</text:p>
      <text:p text:style-name="P5"><text:s text:c="4"/>public double getStrength()</text:p>
      <text:p text:style-name="P5"><text:s text:c="4"/>{</text:p>
      <text:p text:style-name="P5"><text:s text:c="8"/>return strength;</text:p>
      <text:p text:style-name="P5"><text:s text:c="4"/>}</text:p>
      <text:p text:style-name="P5"><text:s text:c="4"/></text:p>
      <text:p text:style-name="P5"><text:s text:c="4"/>/**</text:p>
      <text:p text:style-name="P5"><text:s text:c="5"/>* Monster gets 'hit' with the specified strength. Health goes down by that strength value.</text:p>
      <text:p text:style-name="P5"><text:s text:c="5"/>* @param strength Strength hit with.</text:p>
      <text:p text:style-name="P5"><text:s text:c="5"/>*/</text:p>
      <text:p text:style-name="P5"><text:s text:c="4"/>public void getHit(double strength)</text:p>
      <text:p text:style-name="P5"><text:s text:c="4"/>{</text:p>
      <text:p text:style-name="P5"><text:s text:c="8"/>health -= strength;</text:p>
      <text:p text:style-name="P5"><text:s text:c="4"/>}</text:p>
      <text:p text:style-name="P5"><text:s text:c="4"/></text:p>
      <text:p text:style-name="P5"><text:s text:c="4"/>/**</text:p>
      <text:p text:style-name="P5"><text:s text:c="5"/>* Returns an integer representing the monster's health.</text:p>
      <text:p text:style-name="P5"><text:s text:c="5"/>* @return The monster's health.</text:p>
      <text:p text:style-name="P5"><text:s text:c="5"/>*/</text:p>
      <text:p text:style-name="P5"><text:s text:c="4"/>public double getHealth()</text:p>
      <text:p text:style-name="P5"><text:s text:c="4"/>{</text:p>
      <text:p text:style-name="P5"><text:s text:c="8"/>return health;</text:p>
      <text:p text:style-name="P5"><text:s text:c="4"/>}</text:p>
      <text:p text:style-name="P5">}</text:p>
      <text:p text:style-name="P5"/>
      <text:p text:style-name="P5"/>
      <text:p text:style-name="P5"/>
      <text:p text:style-name="P5"/>
      <text:p text:style-name="P5">/**</text:p>
      <text:p text:style-name="P5"><text:s/>* This class is part of the "World of Zuul" application. </text:p>
      <text:p text:style-name="P5"><text:s/>* "World of Zuul" is a very simple, text based adventure game. <text:s/></text:p>
      <text:p text:style-name="P5"><text:soft-page-break/><text:s/>*</text:p>
      <text:p text:style-name="P5"><text:s/>* This class holds information about a command that was issued by the user.</text:p>
      <text:p text:style-name="P5"><text:s/>* A command currently consists of two parts: a CommandWord and a string</text:p>
      <text:p text:style-name="P5"><text:s/>* (for example, if the command was "take map", then the two parts</text:p>
      <text:p text:style-name="P5"><text:s/>* are TAKE and "map").</text:p>
      <text:p text:style-name="P5"><text:s/>* </text:p>
      <text:p text:style-name="P5"><text:s/>* The way this is used is: Commands are already checked for being valid</text:p>
      <text:p text:style-name="P5"><text:s/>* command words. If the user entered an invalid command (a word that is not</text:p>
      <text:p text:style-name="P5"><text:s/>* known) then the CommandWord is UNKNOWN.</text:p>
      <text:p text:style-name="P5"><text:s/>*</text:p>
      <text:p text:style-name="P5"><text:s/>* If the command had only one word, then the second word is &lt;null&gt;.</text:p>
      <text:p text:style-name="P5"><text:s/>* </text:p>
      <text:p text:style-name="P5"><text:s/>* @author <text:s/>Michael Kolling and David J. Barnes</text:p>
      <text:p text:style-name="P5"><text:s/>* @version 2008.03.30</text:p>
      <text:p text:style-name="P5"><text:s/>*/</text:p>
      <text:p text:style-name="P5"/>
      <text:p text:style-name="P5">public class Command</text:p>
      <text:p text:style-name="P5">{</text:p>
      <text:p text:style-name="P5"><text:s text:c="4"/>private CommandWord commandWord;</text:p>
      <text:p text:style-name="P5"><text:s text:c="4"/>private String secondWord;</text:p>
      <text:p text:style-name="P5"/>
      <text:p text:style-name="P5"><text:s text:c="4"/>/**</text:p>
      <text:p text:style-name="P5"><text:s text:c="5"/>* Create a command object. First and second words must be supplied, but</text:p>
      <text:p text:style-name="P5"><text:s text:c="5"/>* the second may be null.</text:p>
      <text:p text:style-name="P5"><text:s text:c="5"/>* @param commandWord The CommandWord. UNKNOWN if the command word</text:p>
      <text:p text:style-name="P5"><text:s text:c="5"/>* <text:s text:c="17"/>was not recognised.</text:p>
      <text:p text:style-name="P5"><text:s text:c="5"/>* @param secondWord The second word of the command. May be null.</text:p>
      <text:p text:style-name="P5"><text:s text:c="5"/>*/</text:p>
      <text:p text:style-name="P5"><text:s text:c="4"/>public Command(CommandWord commandWord, String secondWord)</text:p>
      <text:p text:style-name="P5"><text:s text:c="4"/>{</text:p>
      <text:p text:style-name="P5"><text:s text:c="8"/>this.commandWord = commandWord;</text:p>
      <text:p text:style-name="P5"><text:s text:c="8"/>this.secondWord = secondWord;</text:p>
      <text:p text:style-name="P5"><text:s text:c="4"/>}</text:p>
      <text:p text:style-name="P5"/>
      <text:p text:style-name="P5"><text:s text:c="4"/>/**</text:p>
      <text:p text:style-name="P5"><text:s text:c="5"/>* Return the command word (the first word) of this command.</text:p>
      <text:p text:style-name="P5"><text:s text:c="5"/>* @return The command word.</text:p>
      <text:p text:style-name="P5"><text:s text:c="5"/>*/</text:p>
      <text:p text:style-name="P5"><text:s text:c="4"/>public CommandWord getCommandWord()</text:p>
      <text:p text:style-name="P5"><text:s text:c="4"/>{</text:p>
      <text:p text:style-name="P5"><text:s text:c="8"/>return commandWord;</text:p>
      <text:p text:style-name="P5"><text:s text:c="4"/>}</text:p>
      <text:p text:style-name="P5"/>
      <text:p text:style-name="P5"><text:s text:c="4"/>/**</text:p>
      <text:p text:style-name="P5"><text:s text:c="5"/>* @return The second word of this command. Returns null if there was no</text:p>
      <text:p text:style-name="P5"><text:s text:c="5"/>* second word.</text:p>
      <text:p text:style-name="P5"><text:s text:c="5"/>*/</text:p>
      <text:p text:style-name="P5"><text:s text:c="4"/>public String getSecondWord()</text:p>
      <text:p text:style-name="P5"><text:s text:c="4"/>{</text:p>
      <text:p text:style-name="P5"><text:s text:c="8"/>return secondWord;</text:p>
      <text:p text:style-name="P5"><text:s text:c="4"/>}</text:p>
      <text:p text:style-name="P5"/>
      <text:p text:style-name="P5"><text:s text:c="4"/>/**</text:p>
      <text:p text:style-name="P5"><text:s text:c="5"/>* @return true if this command was not understood.</text:p>
      <text:p text:style-name="P5"><text:s text:c="5"/>*/</text:p>
      <text:p text:style-name="P5"><text:s text:c="4"/>public boolean isUnknown()</text:p>
      <text:p text:style-name="P5"><text:s text:c="4"/>{</text:p>
      <text:p text:style-name="P5"><text:s text:c="8"/>return (commandWord == CommandWord.UNKNOWN);</text:p>
      <text:p text:style-name="P5"><text:s text:c="4"/>}</text:p>
      <text:p text:style-name="P5"/>
      <text:p text:style-name="P5"><text:s text:c="4"/>/**</text:p>
      <text:p text:style-name="P5"><text:s text:c="5"/>* @return true if the command has a second word.</text:p>
      <text:p text:style-name="P5"><text:s text:c="5"/>*/</text:p>
      <text:p text:style-name="P5"><text:soft-page-break/><text:s text:c="4"/>public boolean hasSecondWord()</text:p>
      <text:p text:style-name="P5"><text:s text:c="4"/>{</text:p>
      <text:p text:style-name="P5"><text:s text:c="8"/>return (secondWord != null);</text:p>
      <text:p text:style-name="P5"><text:s text:c="4"/>}</text:p>
      <text:p text:style-name="P5">}</text:p>
      <text:p text:style-name="P5"/>
      <text:p text:style-name="P5"/>
      <text:p text:style-name="P5"/>
      <text:p text:style-name="P5"/>
      <text:p text:style-name="P5"/>
      <text:p text:style-name="P5">import java.util.HashMap;</text:p>
      <text:p text:style-name="P5"/>
      <text:p text:style-name="P5">/**</text:p>
      <text:p text:style-name="P5"><text:s/>* This class is part of the "World of Zuul" application. </text:p>
      <text:p text:style-name="P5"><text:s/>* "World of Zuul" is a very simple, text based adventure game.</text:p>
      <text:p text:style-name="P5"><text:s/>* </text:p>
      <text:p text:style-name="P5"><text:s/>* This class holds an enumeration of all command words known to the game.</text:p>
      <text:p text:style-name="P5"><text:s/>* It is used to recognise commands as they are typed in.</text:p>
      <text:p text:style-name="P5"><text:s/>*</text:p>
      <text:p text:style-name="P5"><text:s/>* @author <text:s/>Michael Kolling and David J. Barnes</text:p>
      <text:p text:style-name="P5"><text:s/>* @version 2008.03.30</text:p>
      <text:p text:style-name="P5"><text:s/>*/</text:p>
      <text:p text:style-name="P5"/>
      <text:p text:style-name="P5">public class CommandWords</text:p>
      <text:p text:style-name="P5">{</text:p>
      <text:p text:style-name="P5"><text:s text:c="4"/>// A mapping between a command word and the CommandWord</text:p>
      <text:p text:style-name="P5"><text:s text:c="4"/>// associated with it.</text:p>
      <text:p text:style-name="P5"><text:s text:c="4"/>private HashMap&lt;String, CommandWord&gt; validCommands;</text:p>
      <text:p text:style-name="P5"/>
      <text:p text:style-name="P5"><text:s text:c="4"/>/**</text:p>
      <text:p text:style-name="P5"><text:s text:c="5"/>* Constructor - initialise the command words.</text:p>
      <text:p text:style-name="P5"><text:s text:c="5"/>*/</text:p>
      <text:p text:style-name="P5"><text:s text:c="4"/>public CommandWords()</text:p>
      <text:p text:style-name="P5"><text:s text:c="4"/>{</text:p>
      <text:p text:style-name="P5"><text:s text:c="8"/>validCommands = new HashMap&lt;String, CommandWord&gt;();</text:p>
      <text:p text:style-name="P5"><text:s text:c="8"/>for(CommandWord command : CommandWord.values()) {</text:p>
      <text:p text:style-name="P5"><text:s text:c="12"/>if(command != CommandWord.UNKNOWN) {</text:p>
      <text:p text:style-name="P5"><text:s text:c="16"/>validCommands.put(command.toString(), command);</text:p>
      <text:p text:style-name="P5"><text:s text:c="12"/>}</text:p>
      <text:p text:style-name="P5"><text:s text:c="8"/>}</text:p>
      <text:p text:style-name="P5"><text:s text:c="4"/>}</text:p>
      <text:p text:style-name="P5"/>
      <text:p text:style-name="P5"><text:s text:c="4"/>/**</text:p>
      <text:p text:style-name="P5"><text:s text:c="5"/>* Find the CommandWord associated with a command word.</text:p>
      <text:p text:style-name="P5"><text:s text:c="5"/>* @param commandWord The word to look up.</text:p>
      <text:p text:style-name="P5"><text:s text:c="5"/>* @return The CommandWord correspondng to commandWord, or UNKNOWN</text:p>
      <text:p text:style-name="P5"><text:s text:c="5"/>* <text:s text:c="8"/>if it is not a valid command word.</text:p>
      <text:p text:style-name="P5"><text:s text:c="5"/>*/</text:p>
      <text:p text:style-name="P5"><text:s text:c="4"/>public CommandWord getCommandWord(String commandWord)</text:p>
      <text:p text:style-name="P5"><text:s text:c="4"/>{</text:p>
      <text:p text:style-name="P5"><text:s text:c="8"/>CommandWord command = validCommands.get(commandWord);</text:p>
      <text:p text:style-name="P5"><text:s text:c="8"/>if(command != null) {</text:p>
      <text:p text:style-name="P5"><text:s text:c="12"/>return command;</text:p>
      <text:p text:style-name="P5"><text:s text:c="8"/>}</text:p>
      <text:p text:style-name="P5"><text:s text:c="8"/>else {</text:p>
      <text:p text:style-name="P5"><text:s text:c="12"/>return CommandWord.UNKNOWN;</text:p>
      <text:p text:style-name="P5"><text:s text:c="8"/>}</text:p>
      <text:p text:style-name="P5"><text:s text:c="4"/>}</text:p>
      <text:p text:style-name="P5"><text:s text:c="4"/></text:p>
      <text:p text:style-name="P5"><text:s text:c="4"/>/**</text:p>
      <text:p text:style-name="P5"><text:s text:c="5"/>* Check whether a given String is a valid command word. </text:p>
      <text:p text:style-name="P5"><text:s text:c="5"/>* @return true if it is, false if it isn't.</text:p>
      <text:p text:style-name="P5"><text:s text:c="5"/>*/</text:p>
      <text:p text:style-name="P5"><text:soft-page-break/><text:s text:c="4"/>public boolean isCommand(String aString)</text:p>
      <text:p text:style-name="P5"><text:s text:c="4"/>{</text:p>
      <text:p text:style-name="P5"><text:s text:c="8"/>return validCommands.containsKey(aString);</text:p>
      <text:p text:style-name="P5"><text:s text:c="4"/>}</text:p>
      <text:p text:style-name="P5"/>
      <text:p text:style-name="P5"><text:s text:c="4"/>/**</text:p>
      <text:p text:style-name="P5"><text:s text:c="5"/>* Print all valid commands to System.out.</text:p>
      <text:p text:style-name="P5"><text:s text:c="5"/>*/</text:p>
      <text:p text:style-name="P5"><text:s text:c="4"/>public void showAll() </text:p>
      <text:p text:style-name="P5"><text:s text:c="4"/>{</text:p>
      <text:p text:style-name="P5"><text:s text:c="8"/>for(String command : validCommands.keySet()) {</text:p>
      <text:p text:style-name="P5"><text:s text:c="12"/>System.out.print(command + " <text:s/>");</text:p>
      <text:p text:style-name="P5"><text:s text:c="8"/>}</text:p>
      <text:p text:style-name="P5"><text:s text:c="8"/>System.out.println();</text:p>
      <text:p text:style-name="P5"><text:s text:c="4"/>}</text:p>
      <text:p text:style-name="P5">}</text:p>
      <text:p text:style-name="P5"/>
      <text:p text:style-name="P5"/>
      <text:p text:style-name="P5"/>
      <text:p text:style-name="P5"/>
      <text:p text:style-name="P5">/**</text:p>
      <text:p text:style-name="P5"><text:s/>* Representations for all the valid command words for the game</text:p>
      <text:p text:style-name="P5"><text:s/>* along with a string in a particular language.</text:p>
      <text:p text:style-name="P5"><text:s/>* </text:p>
      <text:p text:style-name="P5"><text:s/>* @author Michael Kolling and David J. Barnes</text:p>
      <text:p text:style-name="P5"><text:s/>* @version 2008.03.30</text:p>
      <text:p text:style-name="P5"><text:s/>*/</text:p>
      <text:p text:style-name="P5">public enum CommandWord</text:p>
      <text:p text:style-name="P5">{</text:p>
      <text:p text:style-name="P5"><text:s text:c="4"/>// A value for each command word along with its</text:p>
      <text:p text:style-name="P5"><text:s text:c="4"/>// corresponding user interface string.</text:p>
      <text:p text:style-name="P5"><text:s text:c="4"/>GO("go"), QUIT("quit"), HELP("help"), UNKNOWN("?"), GET("get"), DROP("drop"), SHOW("show"), ATTACK("attack"), POTION("potion");</text:p>
      <text:p text:style-name="P5"><text:s text:c="4"/></text:p>
      <text:p text:style-name="P5"><text:s text:c="4"/>// The command string.</text:p>
      <text:p text:style-name="P5"><text:s text:c="4"/>private String commandString;</text:p>
      <text:p text:style-name="P5"><text:s text:c="4"/></text:p>
      <text:p text:style-name="P5"><text:s text:c="4"/>/**</text:p>
      <text:p text:style-name="P5"><text:s text:c="5"/>* Initialise with the corresponding command word.</text:p>
      <text:p text:style-name="P5"><text:s text:c="5"/>* @param commandWord The command string.</text:p>
      <text:p text:style-name="P5"><text:s text:c="5"/>*/</text:p>
      <text:p text:style-name="P5"><text:s text:c="4"/>CommandWord(String commandString)</text:p>
      <text:p text:style-name="P5"><text:s text:c="4"/>{</text:p>
      <text:p text:style-name="P5"><text:s text:c="8"/>this.commandString = commandString;</text:p>
      <text:p text:style-name="P5"><text:s text:c="4"/>}</text:p>
      <text:p text:style-name="P5"><text:s text:c="4"/></text:p>
      <text:p text:style-name="P5"><text:s text:c="4"/>/**</text:p>
      <text:p text:style-name="P5"><text:s text:c="5"/>* @return The command word as a string.</text:p>
      <text:p text:style-name="P5"><text:s text:c="5"/>*/</text:p>
      <text:p text:style-name="P5"><text:s text:c="4"/>public String toString()</text:p>
      <text:p text:style-name="P5"><text:s text:c="4"/>{</text:p>
      <text:p text:style-name="P5"><text:s text:c="8"/>return commandString;</text:p>
      <text:p text:style-name="P5"><text:s text:c="4"/>}</text:p>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0T14:14:23.07</meta:creation-date>
    <dc:date>2010-10-20T14:18:09.50</dc:date>
    <meta:editing-duration>PT00H03M46S</meta:editing-duration>
    <meta:editing-cycles>2</meta:editing-cycles>
    <meta:generator>OpenOffice.org/3.2$Win32 OpenOffice.org_project/320m18$Build-9502</meta:generator>
    <meta:document-statistic meta:table-count="0" meta:image-count="0" meta:object-count="0" meta:page-count="22" meta:paragraph-count="1263" meta:word-count="5022" meta:character-count="39351"/>
  </office:meta>
</office:document-meta>
</file>